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ource Sans Pro" svg:font-family="Source Sans Pro" style:font-family-generic="system"/>
    <style:font-face style:name="Ubuntu" svg:font-family="Ubuntu" style:font-family-generic="system"/>
    <style:font-face style:name="Open Sans" svg:font-family="Open Sans" style:font-family-generic="system"/>
    <style:font-face style:name="Arial, Helvetica, Arial, sans-s" svg:font-family="Arial, Helvetica, Arial, sans-s" style:font-family-generic="system"/>
    <style:font-face style:name="Arial, Tahoma, Verdana" svg:font-family="Arial, Tahoma, Verdana" style:font-family-generic="system"/>
    <style:font-face style:name="Roboto Slab" svg:font-family="Roboto Slab" style:font-family-generic="system"/>
    <style:font-face style:name="Lato, proxima-nova, 'Helvetica " svg:font-family="Lato, proxima-nova, 'Helvetica " style:font-family-generic="system"/>
    <style:font-face style:name="Consolas, 'Andale Mono WT', 'An" svg:font-family="Consolas, 'Andale Mono WT', 'An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09in" text:min-label-width="0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Source Sans Pro" fo:font-weight="bold" style:font-weight-asian="bold" fo:color="#111111" fo:font-size="22pt" style:font-size-asian="22pt" style:font-size-complex="22pt"/>
    </style:style>
    <style:style style:name="T2" style:parent-style-name="DefaultParagraphFont" style:family="text">
      <style:text-properties style:font-name="Source Sans Pro" fo:font-weight="bold" style:font-weight-asian="bold" fo:color="#111111" fo:font-size="22pt" style:font-size-asian="22pt" style:font-size-complex="22pt"/>
    </style:style>
    <style:style style:name="T3" style:parent-style-name="DefaultParagraphFont" style:family="text">
      <style:text-properties style:font-name="Source Sans Pro" fo:color="#111111" fo:font-size="18pt" style:font-size-asian="18pt" style:font-size-complex="18pt"/>
    </style:style>
    <style:style style:name="T4" style:parent-style-name="DefaultParagraphFont" style:family="text">
      <style:text-properties style:font-name="Source Sans Pro" fo:color="#111111" fo:font-size="18pt" style:font-size-asian="18pt" style:font-size-complex="18pt"/>
    </style:style>
    <style:style style:name="T5" style:parent-style-name="DefaultParagraphFont" style:family="text">
      <style:text-properties style:font-name="Source Sans Pro" fo:font-weight="bold" style:font-weight-asian="bold" fo:color="#111111" fo:font-size="22pt" style:font-size-asian="22pt" style:font-size-complex="22pt"/>
    </style:style>
    <style:style style:name="T6" style:parent-style-name="DefaultParagraphFont" style:family="text">
      <style:text-properties style:font-name="Ubuntu" fo:font-weight="bold" style:font-weight-asian="bold" fo:color="#555555" fo:font-size="24pt" style:font-size-asian="24pt" style:font-size-complex="22pt"/>
    </style:style>
    <style:style style:name="P7" style:parent-style-name="Textbody" style:family="paragraph">
      <style:paragraph-properties fo:margin-top="0.2604in" fo:margin-bottom="0.2604in"/>
    </style:style>
    <style:style style:name="T8" style:parent-style-name="DefaultParagraphFont" style:family="text">
      <style:text-properties style:font-name="Open Sans" fo:color="#323232" fo:font-size="12.5pt" style:font-size-asian="12.5pt"/>
    </style:style>
    <style:style style:name="T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10" style:parent-style-name="Textbody" style:family="paragraph">
      <style:paragraph-properties fo:margin-top="0.2604in" fo:margin-bottom="0.2604in"/>
    </style:style>
    <style:style style:name="T1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12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13" style:parent-style-name="Textbody" style:family="paragraph">
      <style:paragraph-properties fo:margin-top="0.2604in" fo:margin-bottom="0.2604in"/>
    </style:style>
    <style:style style:name="T1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15" style:parent-style-name="Textbody" style:family="paragraph">
      <style:paragraph-properties fo:margin-top="0.2604in" fo:margin-bottom="0.2604in"/>
    </style:style>
    <style:style style:name="T1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17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8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9" style:parent-style-name="PreformattedText" style:family="paragraph">
      <style:paragraph-properties fo:text-align="justify" fo:margin-top="0.1041in" fo:margin-bottom="0.1041in"/>
    </style:style>
    <style:style style:name="P2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1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2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3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4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T25" style:parent-style-name="DefaultParagraphFont" style:family="text">
      <style:text-properties style:font-name="Ubuntu" fo:font-weight="bold" style:font-weight-asian="bold" fo:color="#555555" fo:font-size="24pt" style:font-size-asian="24pt" style:font-size-complex="22pt"/>
    </style:style>
    <style:style style:name="T26" style:parent-style-name="DefaultParagraphFont" style:family="text">
      <style:text-properties style:font-name="Ubuntu" fo:font-weight="bold" style:font-weight-asian="bold" fo:color="#555555" fo:font-size="24pt" style:font-size-asian="24pt" style:font-size-complex="22pt"/>
    </style:style>
    <style:style style:name="T27" style:parent-style-name="DefaultParagraphFont" style:family="text">
      <style:text-properties style:font-name="Ubuntu" fo:color="#555555" fo:font-size="22pt" style:font-size-asian="22pt" style:font-size-complex="22pt"/>
    </style:style>
    <style:style style:name="T2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9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3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31" style:parent-style-name="PreformattedText" style:family="paragraph">
      <style:paragraph-properties fo:text-align="justify" fo:margin-top="0.1041in" fo:margin-bottom="0.1041in"/>
    </style:style>
    <style:style style:name="P32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33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34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35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36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37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38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39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4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41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42" style:parent-style-name="PreformattedText" style:family="paragraph">
      <style:paragraph-properties fo:text-align="justify" fo:margin-top="0.1041in" fo:margin-bottom="0.1041in"/>
    </style:style>
    <style:style style:name="T43" style:parent-style-name="DefaultParagraphFont" style:family="text">
      <style:text-properties fo:color="#323232"/>
    </style:style>
    <style:style style:name="T4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5" style:parent-style-name="PreformattedText" style:family="paragraph">
      <style:paragraph-properties fo:text-align="justify" fo:margin-top="0.1041in" fo:margin-bottom="0.1041in"/>
    </style:style>
    <style:style style:name="T46" style:parent-style-name="DefaultParagraphFont" style:family="text">
      <style:text-properties fo:color="#323232"/>
    </style:style>
    <style:style style:name="T4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8" style:parent-style-name="PreformattedText" style:family="paragraph">
      <style:paragraph-properties fo:text-align="justify" fo:margin-top="0.1041in" fo:margin-bottom="0.1041in"/>
    </style:style>
    <style:style style:name="T49" style:parent-style-name="DefaultParagraphFont" style:family="text">
      <style:text-properties fo:color="#323232"/>
    </style:style>
    <style:style style:name="T50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51" style:parent-style-name="PreformattedText" style:family="paragraph">
      <style:paragraph-properties fo:text-align="justify" fo:margin-top="0.1041in" fo:margin-bottom="0.1041in"/>
    </style:style>
    <style:style style:name="T52" style:parent-style-name="DefaultParagraphFont" style:family="text">
      <style:text-properties fo:color="#323232"/>
    </style:style>
    <style:style style:name="T53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54" style:parent-style-name="PreformattedText" style:family="paragraph">
      <style:paragraph-properties fo:text-align="justify" fo:margin-top="0.1041in" fo:margin-bottom="0.1041in"/>
    </style:style>
    <style:style style:name="T55" style:parent-style-name="DefaultParagraphFont" style:family="text">
      <style:text-properties fo:color="#323232"/>
    </style:style>
    <style:style style:name="T5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57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T58" style:parent-style-name="DefaultParagraphFont" style:family="text">
      <style:text-properties style:font-name="Ubuntu" fo:font-weight="bold" style:font-weight-asian="bold" fo:color="#555555" fo:font-size="24pt" style:font-size-asian="24pt"/>
    </style:style>
    <style:style style:name="P59" style:parent-style-name="Textbody" style:family="paragraph">
      <style:paragraph-properties fo:margin-top="0.2604in" fo:margin-bottom="0.2604in"/>
    </style:style>
    <style:style style:name="T60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61" style:parent-style-name="DefaultParagraphFont" style:family="text">
      <style:text-properties style:font-name="Open Sans" fo:color="#323232" fo:font-size="12.5pt" style:font-size-asian="12.5pt"/>
    </style:style>
    <style:style style:name="T62" style:parent-style-name="DefaultParagraphFont" style:family="text">
      <style:text-properties style:font-name="Open Sans" fo:color="#323232" fo:font-size="12.5pt" style:font-size-asian="12.5pt"/>
    </style:style>
    <style:style style:name="P63" style:parent-style-name="Textbody" style:family="paragraph">
      <style:paragraph-properties fo:text-align="justify" fo:margin-bottom="0in"/>
    </style:style>
    <style:style style:name="T64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65" style:parent-style-name="DefaultParagraphFont" style:family="text">
      <style:text-properties style:font-name="Open Sans" fo:color="#323232" fo:font-size="12.5pt" style:font-size-asian="12.5pt"/>
    </style:style>
    <style:style style:name="P66" style:parent-style-name="Textbody" style:family="paragraph">
      <style:paragraph-properties fo:text-align="justify"/>
    </style:style>
    <style:style style:name="T67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68" style:parent-style-name="DefaultParagraphFont" style:family="text">
      <style:text-properties style:font-name="Open Sans" fo:color="#323232" fo:font-size="12.5pt" style:font-size-asian="12.5pt"/>
    </style:style>
    <style:style style:name="P69" style:parent-style-name="Textbody" style:family="paragraph">
      <style:paragraph-properties fo:text-align="justify"/>
    </style:style>
    <style:style style:name="T70" style:parent-style-name="DefaultParagraphFont" style:family="text">
      <style:text-properties style:font-name="Open Sans" fo:color="#323232" fo:font-size="12.5pt" style:font-size-asian="12.5pt"/>
    </style:style>
    <style:style style:name="T71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72" style:parent-style-name="DefaultParagraphFont" style:family="text">
      <style:text-properties style:font-name="Open Sans" fo:color="#323232" fo:font-size="12.5pt" style:font-size-asian="12.5pt"/>
    </style:style>
    <style:style style:name="T73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74" style:parent-style-name="DefaultParagraphFont" style:family="text">
      <style:text-properties style:font-name="Open Sans" fo:color="#323232" fo:font-size="12.5pt" style:font-size-asian="12.5pt"/>
    </style:style>
    <style:style style:name="T75" style:parent-style-name="DefaultParagraphFont" style:family="text">
      <style:text-properties style:font-name="Open Sans" fo:color="#323232" fo:font-size="12.5pt" style:font-size-asian="12.5pt"/>
    </style:style>
    <style:style style:name="T76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77" style:parent-style-name="DefaultParagraphFont" style:family="text">
      <style:text-properties style:font-name="Open Sans" fo:color="#323232" fo:font-size="12.5pt" style:font-size-asian="12.5pt"/>
    </style:style>
    <style:style style:name="P78" style:parent-style-name="PreformattedText" style:family="paragraph">
      <style:paragraph-properties fo:margin-top="0.2604in" fo:margin-bottom="0.2604in"/>
      <style:text-properties style:font-name="Courier New" fo:font-weight="bold" style:font-weight-asian="bold" fo:color="#323232" fo:font-size="11pt" style:font-size-asian="11pt"/>
    </style:style>
    <style:style style:name="P79" style:parent-style-name="Textbody" style:family="paragraph">
      <style:paragraph-properties fo:text-align="justify" style:line-height-at-least="0.3645in"/>
      <style:text-properties style:font-name="Ubuntu" fo:font-weight="bold" style:font-weight-asian="bold" fo:color="#555555" fo:font-size="24pt" style:font-size-asian="24pt"/>
    </style:style>
    <style:style style:name="P80" style:parent-style-name="Textbody" style:family="paragraph">
      <style:paragraph-properties fo:text-align="justify" style:line-height-at-least="0.3645in"/>
      <style:text-properties style:font-name="Open Sans" fo:color="#323232" fo:font-size="12.5pt" style:font-size-asian="12.5pt"/>
    </style:style>
    <style:style style:name="T8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82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83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84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85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86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87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88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89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9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91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92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93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94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95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96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97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98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99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0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01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02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03" style:parent-style-name="Textbody" style:family="paragraph">
      <style:paragraph-properties style:line-height-at-least="0.2604in"/>
      <style:text-properties style:font-name="Open Sans" fo:color="#323232" fo:font-size="12.5pt" style:font-size-asian="12.5pt"/>
    </style:style>
    <style:style style:name="P104" style:parent-style-name="PreformattedText" style:family="paragraph">
      <style:paragraph-properties style:line-height-at-least="0.2604in"/>
      <style:text-properties style:font-name="Courier New" fo:font-weight="bold" style:font-weight-asian="bold" fo:color="#323232" fo:font-size="11pt" style:font-size-asian="11pt"/>
    </style:style>
    <style:style style:name="P105" style:parent-style-name="Textbody" style:family="paragraph">
      <style:paragraph-properties style:line-height-at-least="0.2604in"/>
      <style:text-properties style:font-name="Open Sans" fo:color="#323232" fo:font-size="12.5pt" style:font-size-asian="12.5pt"/>
    </style:style>
    <style:style style:name="P106" style:parent-style-name="Textbody" style:family="paragraph">
      <style:paragraph-properties style:line-height-at-least="0.2604in"/>
    </style:style>
    <style:style style:name="T107" style:parent-style-name="DefaultParagraphFont" style:family="text">
      <style:text-properties style:font-name="Open Sans" fo:color="#323232" fo:font-size="12.5pt" style:font-size-asian="12.5pt"/>
    </style:style>
    <style:style style:name="P108" style:parent-style-name="PreformattedText" style:family="paragraph">
      <style:paragraph-properties style:line-height-at-least="0.2604in"/>
      <style:text-properties style:font-name="Courier New" fo:font-weight="bold" style:font-weight-asian="bold" fo:color="#323232" fo:font-size="11pt" style:font-size-asian="11pt"/>
    </style:style>
    <style:style style:name="P109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1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11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12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13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14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15" style:parent-style-name="Textbody" style:family="paragraph">
      <style:paragraph-properties style:line-height-at-least="0.2604in"/>
      <style:text-properties style:font-name="Ubuntu" fo:font-weight="bold" style:font-weight-asian="bold" fo:color="#555555" fo:font-size="24pt" style:font-size-asian="24pt"/>
    </style:style>
    <style:style style:name="P116" style:parent-style-name="PreformattedText" style:family="paragraph">
      <style:paragraph-properties style:line-height-at-least="0.2604in"/>
      <style:text-properties style:font-name="Courier New" fo:font-weight="bold" style:font-weight-asian="bold" fo:color="#323232" fo:font-size="11pt" style:font-size-asian="11pt"/>
    </style:style>
    <style:style style:name="P117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18" style:parent-style-name="PreformattedText" style:family="paragraph">
      <style:paragraph-properties fo:text-align="justify" fo:margin-top="0.1041in" fo:margin-bottom="0.1041in" style:line-height-at-least="0.2604in"/>
      <style:text-properties style:font-name="Courier New" fo:color="#323232" fo:font-size="11pt" style:font-size-asian="11pt"/>
    </style:style>
    <style:style style:name="P119" style:parent-style-name="Textbody" style:family="paragraph">
      <style:paragraph-properties fo:text-align="justify" fo:margin-top="0.1041in" fo:margin-bottom="0.1041in" style:line-height-at-least="0.2604in"/>
    </style:style>
    <style:style style:name="T120" style:parent-style-name="DefaultParagraphFont" style:family="text">
      <style:text-properties style:font-name="Open Sans" fo:color="#323232" fo:font-size="12.5pt" style:font-size-asian="12.5pt"/>
    </style:style>
    <style:style style:name="T121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122" style:parent-style-name="DefaultParagraphFont" style:family="text">
      <style:text-properties style:font-name="Open Sans" fo:color="#323232" fo:font-size="12.5pt" style:font-size-asian="12.5pt"/>
    </style:style>
    <style:style style:name="T123" style:parent-style-name="DefaultParagraphFont" style:family="text">
      <style:text-properties style:font-name="Open Sans" fo:color="#323232" fo:font-size="12.5pt" style:font-size-asian="12.5pt"/>
    </style:style>
    <style:style style:name="T124" style:parent-style-name="DefaultParagraphFont" style:family="text">
      <style:text-properties style:font-name="Open Sans" fo:color="#323232" fo:font-size="12.5pt" style:font-size-asian="12.5pt"/>
    </style:style>
    <style:style style:name="T125" style:parent-style-name="DefaultParagraphFont" style:family="text">
      <style:text-properties style:font-name="Open Sans" fo:color="#323232" fo:font-size="12.5pt" style:font-size-asian="12.5pt"/>
    </style:style>
    <style:style style:name="P126" style:parent-style-name="PreformattedText" style:family="paragraph">
      <style:paragraph-properties fo:text-align="justify" fo:margin-top="0.1041in" fo:margin-bottom="0.1041in" style:line-height-at-least="0.2604in"/>
      <style:text-properties style:font-name="Courier New" fo:font-weight="bold" style:font-weight-asian="bold" fo:color="#323232" fo:font-size="11pt" style:font-size-asian="11pt"/>
    </style:style>
    <style:style style:name="P127" style:parent-style-name="PreformattedText" style:family="paragraph">
      <style:paragraph-properties fo:text-align="justify" fo:margin-top="0.1041in" fo:margin-bottom="0.1041in"/>
    </style:style>
    <style:style style:name="T12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129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3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31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32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33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34" style:parent-style-name="Textbody" style:family="paragraph">
      <style:paragraph-properties fo:text-align="justify" fo:margin-top="0.1041in" fo:margin-bottom="0.1041in"/>
    </style:style>
    <style:style style:name="T135" style:parent-style-name="DefaultParagraphFont" style:family="text">
      <style:text-properties style:font-name="Open Sans" fo:color="#323232" fo:font-size="12.5pt" style:font-size-asian="12.5pt"/>
    </style:style>
    <style:style style:name="T136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137" style:parent-style-name="DefaultParagraphFont" style:family="text">
      <style:text-properties style:font-name="Open Sans" fo:color="#323232" fo:font-size="12.5pt" style:font-size-asian="12.5pt"/>
    </style:style>
    <style:style style:name="P138" style:parent-style-name="PreformattedText" style:family="paragraph">
      <style:paragraph-properties fo:text-align="justify" fo:margin-top="0.1041in" fo:margin-bottom="0.1041in"/>
    </style:style>
    <style:style style:name="T13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14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41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42" style:parent-style-name="PreformattedText" style:family="paragraph">
      <style:paragraph-properties fo:text-align="justify" fo:margin-top="0.1041in" fo:margin-bottom="0.1041in"/>
    </style:style>
    <style:style style:name="T143" style:parent-style-name="DefaultParagraphFont" style:family="text">
      <style:text-properties style:font-name="Open Sans" fo:color="#323232" fo:font-size="12.5pt" style:font-size-asian="12.5pt"/>
    </style:style>
    <style:style style:name="P144" style:parent-style-name="Standard" style:family="paragraph">
      <style:paragraph-properties fo:text-align="justify" fo:margin-top="0.1041in" fo:margin-bottom="0.1041in"/>
      <style:text-properties style:font-name="Ubuntu" fo:font-weight="bold" style:font-weight-asian="bold" fo:color="#555555" fo:font-size="24pt" style:font-size-asian="24pt"/>
    </style:style>
    <style:style style:name="T145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146" style:parent-style-name="DefaultParagraphFont" style:family="text">
      <style:text-properties style:font-name="Open Sans" fo:color="#323232" fo:font-size="12.5pt" style:font-size-asian="12.5pt"/>
    </style:style>
    <style:style style:name="P147" style:parent-style-name="PreformattedText" style:family="paragraph">
      <style:text-properties style:font-name="Courier New" fo:font-weight="bold" style:font-weight-asian="bold" fo:color="#323232" fo:font-size="11pt" style:font-size-asian="11pt"/>
    </style:style>
    <style:style style:name="P148" style:parent-style-name="PreformattedText" style:family="paragraph">
      <style:text-properties style:font-name="Courier New" fo:font-weight="bold" style:font-weight-asian="bold" fo:color="#323232" fo:font-size="11pt" style:font-size-asian="11pt"/>
    </style:style>
    <style:style style:name="T149" style:parent-style-name="DefaultParagraphFont" style:family="text">
      <style:text-properties style:font-name="Courier New" fo:color="#323232" fo:font-size="11pt" style:font-size-asian="11pt"/>
    </style:style>
    <style:style style:name="T150" style:parent-style-name="DefaultParagraphFont" style:family="text">
      <style:text-properties style:font-name="Courier New" fo:color="#323232" fo:font-size="11pt" style:font-size-asian="11pt"/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P152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53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54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55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56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57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58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59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6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61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62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63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64" style:parent-style-name="PreformattedText" style:family="paragraph">
      <style:paragraph-properties fo:text-align="justify" fo:margin-top="0.1041in" fo:margin-bottom="0.1041in"/>
    </style:style>
    <style:style style:name="P165" style:parent-style-name="PreformattedText" style:family="paragraph">
      <style:paragraph-properties fo:text-align="justify" fo:margin-top="0.1041in" fo:margin-bottom="0.1041in"/>
    </style:style>
    <style:style style:name="T16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167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P168" style:parent-style-name="PreformattedText" style:family="paragraph">
      <style:text-properties style:font-name="Courier New" fo:font-weight="bold" style:font-weight-asian="bold" fo:color="#323232" fo:font-size="11pt" style:font-size-asian="11pt"/>
    </style:style>
    <style:style style:name="P169" style:parent-style-name="PreformattedText" style:family="paragraph">
      <style:paragraph-properties fo:text-align="justify" fo:margin-top="0.1041in" fo:margin-bottom="0.1041in"/>
    </style:style>
    <style:style style:name="P17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71" style:parent-style-name="Textbody" style:family="paragraph">
      <style:paragraph-properties fo:margin-top="0.2604in" fo:margin-bottom="0.2604in"/>
    </style:style>
    <style:style style:name="T172" style:parent-style-name="DefaultParagraphFont" style:family="text">
      <style:text-properties style:font-name="Open Sans" fo:color="#323232" fo:font-size="12.5pt" style:font-size-asian="12.5pt"/>
    </style:style>
    <style:style style:name="T173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174" style:parent-style-name="DefaultParagraphFont" style:family="text">
      <style:text-properties style:font-name="Open Sans" fo:color="#323232" fo:font-size="12.5pt" style:font-size-asian="12.5pt"/>
    </style:style>
    <style:style style:name="T175" style:parent-style-name="DefaultParagraphFont" style:family="text">
      <style:text-properties style:font-name="Open Sans" fo:color="#323232" fo:font-size="12.5pt" style:font-size-asian="12.5pt"/>
    </style:style>
    <style:style style:name="P176" style:parent-style-name="Textbody" style:family="paragraph">
      <style:paragraph-properties fo:margin-top="0.2604in" fo:margin-bottom="0.2604in"/>
    </style:style>
    <style:style style:name="T177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178" style:parent-style-name="DefaultParagraphFont" style:family="text">
      <style:text-properties style:font-name="Open Sans" fo:color="#323232" fo:font-size="12.5pt" style:font-size-asian="12.5pt"/>
    </style:style>
    <style:style style:name="P179" style:parent-style-name="Textbody" style:family="paragraph">
      <style:paragraph-properties fo:margin-top="0.2604in" fo:margin-bottom="0.2604in"/>
    </style:style>
    <style:style style:name="T180" style:parent-style-name="DefaultParagraphFont" style:family="text">
      <style:text-properties style:font-name="Open Sans" fo:color="#323232" fo:font-size="12.5pt" style:font-size-asian="12.5pt"/>
    </style:style>
    <style:style style:name="T181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182" style:parent-style-name="DefaultParagraphFont" style:family="text">
      <style:text-properties style:font-name="Open Sans" fo:color="#323232" fo:font-size="12.5pt" style:font-size-asian="12.5pt"/>
    </style:style>
    <style:style style:name="T183" style:parent-style-name="DefaultParagraphFont" style:family="text">
      <style:text-properties style:font-name="Open Sans" fo:color="#323232" fo:font-size="12.5pt" style:font-size-asian="12.5pt"/>
    </style:style>
    <style:style style:name="P184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85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86" style:parent-style-name="Textbody" style:family="paragraph">
      <style:paragraph-properties fo:margin-top="0.2604in" fo:margin-bottom="0.2604in"/>
      <style:text-properties style:font-name="Open Sans" fo:color="#323232" fo:font-size="12.5pt" style:font-size-asian="12.5pt"/>
    </style:style>
    <style:style style:name="P187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88" style:parent-style-name="PreformattedText" style:family="paragraph">
      <style:paragraph-properties fo:text-align="justify" fo:margin-top="0.1041in" fo:margin-bottom="0.1041in"/>
    </style:style>
    <style:style style:name="P189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190" style:parent-style-name="PreformattedText" style:family="paragraph">
      <style:paragraph-properties fo:text-align="justify" fo:margin-top="0.1041in" fo:margin-bottom="0.1041in"/>
    </style:style>
    <style:style style:name="T191" style:parent-style-name="DefaultParagraphFont" style:family="text">
      <style:text-properties fo:color="#323232"/>
    </style:style>
    <style:style style:name="T192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193" style:parent-style-name="PreformattedText" style:family="paragraph">
      <style:paragraph-properties fo:text-align="justify" fo:margin-top="0.1041in" fo:margin-bottom="0.1041in"/>
    </style:style>
    <style:style style:name="T194" style:parent-style-name="DefaultParagraphFont" style:family="text">
      <style:text-properties fo:color="#323232"/>
    </style:style>
    <style:style style:name="T19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196" style:parent-style-name="PreformattedText" style:family="paragraph">
      <style:paragraph-properties fo:text-align="justify" fo:margin-top="0.1041in" fo:margin-bottom="0.1041in"/>
    </style:style>
    <style:style style:name="T197" style:parent-style-name="DefaultParagraphFont" style:family="text">
      <style:text-properties fo:color="#323232"/>
    </style:style>
    <style:style style:name="T19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199" style:parent-style-name="PreformattedText" style:family="paragraph">
      <style:paragraph-properties fo:text-align="justify" fo:margin-top="0.1041in" fo:margin-bottom="0.1041in"/>
    </style:style>
    <style:style style:name="T200" style:parent-style-name="DefaultParagraphFont" style:family="text">
      <style:text-properties fo:color="#323232"/>
    </style:style>
    <style:style style:name="T20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02" style:parent-style-name="PreformattedText" style:family="paragraph">
      <style:paragraph-properties fo:text-align="justify" fo:margin-top="0.1041in" fo:margin-bottom="0.1041in"/>
    </style:style>
    <style:style style:name="T203" style:parent-style-name="DefaultParagraphFont" style:family="text">
      <style:text-properties fo:color="#323232"/>
    </style:style>
    <style:style style:name="T20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05" style:parent-style-name="PreformattedText" style:family="paragraph">
      <style:paragraph-properties fo:text-align="justify" fo:margin-top="0.1041in" fo:margin-bottom="0.1041in"/>
    </style:style>
    <style:style style:name="P206" style:parent-style-name="PreformattedText" style:family="paragraph">
      <style:paragraph-properties fo:text-align="justify" fo:margin-top="0.1041in" fo:margin-bottom="0.1041in"/>
    </style:style>
    <style:style style:name="T207" style:parent-style-name="DefaultParagraphFont" style:family="text">
      <style:text-properties fo:color="#323232"/>
    </style:style>
    <style:style style:name="T20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09" style:parent-style-name="PreformattedText" style:family="paragraph">
      <style:paragraph-properties fo:text-align="justify" fo:margin-top="0.1041in" fo:margin-bottom="0.1041in"/>
    </style:style>
    <style:style style:name="T210" style:parent-style-name="DefaultParagraphFont" style:family="text">
      <style:text-properties fo:color="#323232"/>
    </style:style>
    <style:style style:name="T21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12" style:parent-style-name="PreformattedText" style:family="paragraph">
      <style:paragraph-properties fo:text-align="justify" fo:margin-top="0.1041in" fo:margin-bottom="0.1041in"/>
    </style:style>
    <style:style style:name="T213" style:parent-style-name="DefaultParagraphFont" style:family="text">
      <style:text-properties fo:color="#323232"/>
    </style:style>
    <style:style style:name="T21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21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16" style:parent-style-name="PreformattedText" style:family="paragraph">
      <style:paragraph-properties fo:text-align="justify" fo:margin-top="0.1041in" fo:margin-bottom="0.1041in"/>
    </style:style>
    <style:style style:name="T217" style:parent-style-name="DefaultParagraphFont" style:family="text">
      <style:text-properties fo:color="#323232"/>
    </style:style>
    <style:style style:name="T21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19" style:parent-style-name="PreformattedText" style:family="paragraph">
      <style:paragraph-properties fo:text-align="justify" fo:margin-top="0.1041in" fo:margin-bottom="0.1041in"/>
    </style:style>
    <style:style style:name="T220" style:parent-style-name="DefaultParagraphFont" style:family="text">
      <style:text-properties fo:color="#323232"/>
    </style:style>
    <style:style style:name="T22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22" style:parent-style-name="PreformattedText" style:family="paragraph">
      <style:paragraph-properties fo:text-align="justify" fo:margin-top="0.1041in" fo:margin-bottom="0.1041in"/>
    </style:style>
    <style:style style:name="T223" style:parent-style-name="DefaultParagraphFont" style:family="text">
      <style:text-properties fo:color="#323232"/>
    </style:style>
    <style:style style:name="T22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25" style:parent-style-name="PreformattedText" style:family="paragraph">
      <style:paragraph-properties fo:text-align="justify" fo:margin-top="0.1041in" fo:margin-bottom="0.1041in"/>
    </style:style>
    <style:style style:name="T226" style:parent-style-name="DefaultParagraphFont" style:family="text">
      <style:text-properties fo:color="#323232"/>
    </style:style>
    <style:style style:name="T22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22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29" style:parent-style-name="PreformattedText" style:family="paragraph">
      <style:paragraph-properties fo:text-align="justify" fo:margin-top="0.1041in" fo:margin-bottom="0.1041in"/>
    </style:style>
    <style:style style:name="T230" style:parent-style-name="DefaultParagraphFont" style:family="text">
      <style:text-properties fo:color="#323232"/>
    </style:style>
    <style:style style:name="T23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32" style:parent-style-name="PreformattedText" style:family="paragraph">
      <style:paragraph-properties fo:text-align="justify" fo:margin-top="0.1041in" fo:margin-bottom="0.1041in"/>
    </style:style>
    <style:style style:name="T233" style:parent-style-name="DefaultParagraphFont" style:family="text">
      <style:text-properties fo:color="#323232"/>
    </style:style>
    <style:style style:name="T23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35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36" style:parent-style-name="Textbody" style:family="paragraph">
      <style:paragraph-properties fo:margin-top="0.2604in" fo:margin-bottom="0.2604in"/>
      <style:text-properties style:font-name="Open Sans" fo:font-weight="bold" style:font-weight-asian="bold" fo:color="#323232" fo:font-size="12.5pt" style:font-size-asian="12.5pt"/>
    </style:style>
    <style:style style:name="P237" style:parent-style-name="Textbody" style:family="paragraph">
      <style:paragraph-properties fo:margin-top="0.2604in" fo:margin-bottom="0.2604in"/>
    </style:style>
    <style:style style:name="T238" style:parent-style-name="DefaultParagraphFont" style:family="text">
      <style:text-properties style:font-name="Open Sans" fo:color="#323232" fo:font-size="12.5pt" style:font-size-asian="12.5pt"/>
    </style:style>
    <style:style style:name="T239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240" style:parent-style-name="DefaultParagraphFont" style:family="text">
      <style:text-properties style:font-name="Open Sans" fo:color="#323232" fo:font-size="12.5pt" style:font-size-asian="12.5pt"/>
    </style:style>
    <style:style style:name="T241" style:parent-style-name="DefaultParagraphFont" style:family="text">
      <style:text-properties style:font-name="Open Sans" fo:color="#323232" fo:font-size="12.5pt" style:font-size-asian="12.5pt"/>
    </style:style>
    <style:style style:name="T242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243" style:parent-style-name="DefaultParagraphFont" style:family="text">
      <style:text-properties style:font-name="Open Sans" fo:color="#323232" fo:font-size="12.5pt" style:font-size-asian="12.5pt"/>
    </style:style>
    <style:style style:name="T244" style:parent-style-name="DefaultParagraphFont" style:family="text">
      <style:text-properties style:font-name="Open Sans" fo:color="#323232" fo:font-size="12.5pt" style:font-size-asian="12.5pt"/>
    </style:style>
    <style:style style:name="T245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246" style:parent-style-name="DefaultParagraphFont" style:family="text">
      <style:text-properties style:font-name="Open Sans" fo:color="#323232" fo:font-size="12.5pt" style:font-size-asian="12.5pt"/>
    </style:style>
    <style:style style:name="P247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48" style:parent-style-name="Textbody" style:family="paragraph">
      <style:paragraph-properties fo:margin-top="0.2604in" fo:margin-bottom="0.2604in"/>
    </style:style>
    <style:style style:name="T249" style:parent-style-name="DefaultParagraphFont" style:family="text">
      <style:text-properties style:font-name="Open Sans" fo:color="#323232" fo:font-size="12.5pt" style:font-size-asian="12.5pt"/>
    </style:style>
    <style:style style:name="T250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251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252" style:parent-style-name="DefaultParagraphFont" style:family="text">
      <style:text-properties style:font-name="Open Sans" fo:color="#323232" fo:font-size="12.5pt" style:font-size-asian="12.5pt"/>
    </style:style>
    <style:style style:name="T253" style:parent-style-name="DefaultParagraphFont" style:family="text">
      <style:text-properties style:font-name="Open Sans" fo:color="#323232" fo:font-size="12.5pt" style:font-size-asian="12.5pt"/>
    </style:style>
    <style:style style:name="T254" style:parent-style-name="DefaultParagraphFont" style:family="text">
      <style:text-properties style:font-name="Open Sans" fo:color="#323232" fo:font-size="12.5pt" style:font-size-asian="12.5pt"/>
    </style:style>
    <style:style style:name="P255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56" style:parent-style-name="PreformattedText" style:family="paragraph">
      <style:paragraph-properties fo:text-align="justify" fo:margin-top="0.1041in" fo:margin-bottom="0.1041in"/>
    </style:style>
    <style:style style:name="T257" style:parent-style-name="DefaultParagraphFont" style:family="text">
      <style:text-properties fo:color="#323232"/>
    </style:style>
    <style:style style:name="T25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59" style:parent-style-name="PreformattedText" style:family="paragraph">
      <style:paragraph-properties fo:text-align="justify" fo:margin-top="0.1041in" fo:margin-bottom="0.1041in"/>
    </style:style>
    <style:style style:name="T260" style:parent-style-name="DefaultParagraphFont" style:family="text">
      <style:text-properties fo:color="#323232"/>
    </style:style>
    <style:style style:name="T26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62" style:parent-style-name="PreformattedText" style:family="paragraph">
      <style:paragraph-properties fo:text-align="justify" fo:margin-top="0.1041in" fo:margin-bottom="0.1041in"/>
    </style:style>
    <style:style style:name="T263" style:parent-style-name="DefaultParagraphFont" style:family="text">
      <style:text-properties fo:color="#323232"/>
    </style:style>
    <style:style style:name="T26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26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66" style:parent-style-name="PreformattedText" style:family="paragraph">
      <style:paragraph-properties fo:text-align="justify" fo:margin-top="0.1041in" fo:margin-bottom="0.1041in"/>
    </style:style>
    <style:style style:name="T267" style:parent-style-name="DefaultParagraphFont" style:family="text">
      <style:text-properties fo:color="#323232"/>
    </style:style>
    <style:style style:name="T26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69" style:parent-style-name="PreformattedText" style:family="paragraph">
      <style:paragraph-properties fo:text-align="justify" fo:margin-top="0.1041in" fo:margin-bottom="0.1041in"/>
    </style:style>
    <style:style style:name="T270" style:parent-style-name="DefaultParagraphFont" style:family="text">
      <style:text-properties fo:color="#323232"/>
    </style:style>
    <style:style style:name="T27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72" style:parent-style-name="PreformattedText" style:family="paragraph">
      <style:paragraph-properties fo:text-align="justify" fo:margin-top="0.1041in" fo:margin-bottom="0.1041in"/>
    </style:style>
    <style:style style:name="T273" style:parent-style-name="DefaultParagraphFont" style:family="text">
      <style:text-properties fo:color="#323232"/>
    </style:style>
    <style:style style:name="T27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75" style:parent-style-name="PreformattedText" style:family="paragraph">
      <style:paragraph-properties fo:text-align="justify" fo:margin-top="0.1041in" fo:margin-bottom="0.1041in"/>
    </style:style>
    <style:style style:name="T276" style:parent-style-name="DefaultParagraphFont" style:family="text">
      <style:text-properties fo:color="#323232"/>
    </style:style>
    <style:style style:name="T27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78" style:parent-style-name="PreformattedText" style:family="paragraph">
      <style:paragraph-properties fo:text-align="justify" fo:margin-top="0.1041in" fo:margin-bottom="0.1041in"/>
    </style:style>
    <style:style style:name="T279" style:parent-style-name="DefaultParagraphFont" style:family="text">
      <style:text-properties fo:color="#323232"/>
    </style:style>
    <style:style style:name="T280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281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82" style:parent-style-name="Textbody" style:family="paragraph">
      <style:paragraph-properties fo:margin-top="0.2604in" fo:margin-bottom="0.2604in"/>
      <style:text-properties style:font-name="Open Sans" fo:font-weight="bold" style:font-weight-asian="bold" fo:color="#323232" fo:font-size="12.5pt" style:font-size-asian="12.5pt"/>
    </style:style>
    <style:style style:name="P283" style:parent-style-name="Textbody" style:family="paragraph">
      <style:paragraph-properties fo:margin-top="0.2604in" fo:margin-bottom="0.2604in"/>
    </style:style>
    <style:style style:name="T284" style:parent-style-name="DefaultParagraphFont" style:family="text">
      <style:text-properties style:font-name="Open Sans" fo:color="#323232" fo:font-size="12.5pt" style:font-size-asian="12.5pt"/>
    </style:style>
    <style:style style:name="T285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286" style:parent-style-name="DefaultParagraphFont" style:family="text">
      <style:text-properties style:font-name="Open Sans" fo:color="#323232" fo:font-size="12.5pt" style:font-size-asian="12.5pt"/>
    </style:style>
    <style:style style:name="T287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288" style:parent-style-name="DefaultParagraphFont" style:family="text">
      <style:text-properties style:font-name="Open Sans" fo:color="#323232" fo:font-size="12.5pt" style:font-size-asian="12.5pt"/>
    </style:style>
    <style:style style:name="T289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290" style:parent-style-name="DefaultParagraphFont" style:family="text">
      <style:text-properties style:font-name="Open Sans" fo:color="#323232" fo:font-size="12.5pt" style:font-size-asian="12.5pt"/>
    </style:style>
    <style:style style:name="T291" style:parent-style-name="DefaultParagraphFont" style:family="text">
      <style:text-properties style:font-name="Open Sans" fo:color="#323232" fo:font-size="12.5pt" style:font-size-asian="12.5pt"/>
    </style:style>
    <style:style style:name="T292" style:parent-style-name="DefaultParagraphFont" style:family="text">
      <style:text-properties style:font-name="Open Sans" fo:color="#323232" fo:font-size="12.5pt" style:font-size-asian="12.5pt"/>
    </style:style>
    <style:style style:name="T293" style:parent-style-name="DefaultParagraphFont" style:family="text">
      <style:text-properties style:font-name="Open Sans" fo:color="#323232" fo:font-size="12.5pt" style:font-size-asian="12.5pt"/>
    </style:style>
    <style:style style:name="P294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95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96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97" style:parent-style-name="Textbody" style:family="paragraph">
      <style:paragraph-properties fo:margin-top="0.2604in" fo:margin-bottom="0.2604in"/>
      <style:text-properties style:font-name="Open Sans" fo:color="#323232" fo:font-size="12.5pt" style:font-size-asian="12.5pt"/>
    </style:style>
    <style:style style:name="P298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299" style:parent-style-name="PreformattedText" style:family="paragraph">
      <style:paragraph-properties fo:text-align="justify" fo:margin-top="0.1041in" fo:margin-bottom="0.1041in"/>
    </style:style>
    <style:style style:name="P30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301" style:parent-style-name="PreformattedText" style:family="paragraph">
      <style:paragraph-properties fo:text-align="justify" fo:margin-top="0.1041in" fo:margin-bottom="0.1041in"/>
    </style:style>
    <style:style style:name="T302" style:parent-style-name="DefaultParagraphFont" style:family="text">
      <style:text-properties fo:color="#323232"/>
    </style:style>
    <style:style style:name="T303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04" style:parent-style-name="PreformattedText" style:family="paragraph">
      <style:paragraph-properties fo:text-align="justify" fo:margin-top="0.1041in" fo:margin-bottom="0.1041in"/>
    </style:style>
    <style:style style:name="T305" style:parent-style-name="DefaultParagraphFont" style:family="text">
      <style:text-properties fo:color="#323232"/>
    </style:style>
    <style:style style:name="T30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07" style:parent-style-name="PreformattedText" style:family="paragraph">
      <style:paragraph-properties fo:text-align="justify" fo:margin-top="0.1041in" fo:margin-bottom="0.1041in"/>
    </style:style>
    <style:style style:name="T308" style:parent-style-name="DefaultParagraphFont" style:family="text">
      <style:text-properties fo:color="#323232"/>
    </style:style>
    <style:style style:name="T30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10" style:parent-style-name="PreformattedText" style:family="paragraph">
      <style:paragraph-properties fo:text-align="justify" fo:margin-top="0.1041in" fo:margin-bottom="0.1041in"/>
    </style:style>
    <style:style style:name="T311" style:parent-style-name="DefaultParagraphFont" style:family="text">
      <style:text-properties fo:color="#323232"/>
    </style:style>
    <style:style style:name="T312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13" style:parent-style-name="PreformattedText" style:family="paragraph">
      <style:paragraph-properties fo:text-align="justify" fo:margin-top="0.1041in" fo:margin-bottom="0.1041in"/>
    </style:style>
    <style:style style:name="T314" style:parent-style-name="DefaultParagraphFont" style:family="text">
      <style:text-properties fo:color="#323232"/>
    </style:style>
    <style:style style:name="T31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16" style:parent-style-name="PreformattedText" style:family="paragraph">
      <style:paragraph-properties fo:text-align="justify" fo:margin-top="0.1041in" fo:margin-bottom="0.1041in"/>
    </style:style>
    <style:style style:name="T317" style:parent-style-name="DefaultParagraphFont" style:family="text">
      <style:text-properties fo:color="#323232"/>
    </style:style>
    <style:style style:name="T31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31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20" style:parent-style-name="PreformattedText" style:family="paragraph">
      <style:paragraph-properties fo:text-align="justify" fo:margin-top="0.1041in" fo:margin-bottom="0.1041in"/>
    </style:style>
    <style:style style:name="T321" style:parent-style-name="DefaultParagraphFont" style:family="text">
      <style:text-properties fo:color="#323232"/>
    </style:style>
    <style:style style:name="T322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23" style:parent-style-name="PreformattedText" style:family="paragraph">
      <style:paragraph-properties fo:text-align="justify" fo:margin-top="0.1041in" fo:margin-bottom="0.1041in"/>
    </style:style>
    <style:style style:name="T324" style:parent-style-name="DefaultParagraphFont" style:family="text">
      <style:text-properties fo:color="#323232"/>
    </style:style>
    <style:style style:name="T32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26" style:parent-style-name="PreformattedText" style:family="paragraph">
      <style:paragraph-properties fo:text-align="justify" fo:margin-top="0.1041in" fo:margin-bottom="0.1041in"/>
    </style:style>
    <style:style style:name="T327" style:parent-style-name="DefaultParagraphFont" style:family="text">
      <style:text-properties fo:color="#323232"/>
    </style:style>
    <style:style style:name="T32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29" style:parent-style-name="PreformattedText" style:family="paragraph">
      <style:paragraph-properties fo:text-align="justify" fo:margin-top="0.1041in" fo:margin-bottom="0.1041in"/>
    </style:style>
    <style:style style:name="T330" style:parent-style-name="DefaultParagraphFont" style:family="text">
      <style:text-properties fo:color="#323232"/>
    </style:style>
    <style:style style:name="T33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32" style:parent-style-name="PreformattedText" style:family="paragraph">
      <style:paragraph-properties fo:text-align="justify" fo:margin-top="0.1041in" fo:margin-bottom="0.1041in"/>
    </style:style>
    <style:style style:name="T333" style:parent-style-name="DefaultParagraphFont" style:family="text">
      <style:text-properties fo:color="#323232"/>
    </style:style>
    <style:style style:name="T33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35" style:parent-style-name="PreformattedText" style:family="paragraph">
      <style:paragraph-properties fo:text-align="justify" fo:margin-top="0.1041in" fo:margin-bottom="0.1041in"/>
    </style:style>
    <style:style style:name="T336" style:parent-style-name="DefaultParagraphFont" style:family="text">
      <style:text-properties fo:color="#323232"/>
    </style:style>
    <style:style style:name="T33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38" style:parent-style-name="PreformattedText" style:family="paragraph">
      <style:paragraph-properties fo:text-align="justify" fo:margin-top="0.1041in" fo:margin-bottom="0.1041in"/>
    </style:style>
    <style:style style:name="T339" style:parent-style-name="DefaultParagraphFont" style:family="text">
      <style:text-properties fo:color="#323232"/>
    </style:style>
    <style:style style:name="T340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41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342" style:parent-style-name="PreformattedText" style:family="paragraph">
      <style:paragraph-properties fo:text-align="justify" fo:margin-top="0.1041in" fo:margin-bottom="0.1041in"/>
    </style:style>
    <style:style style:name="T343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34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45" style:parent-style-name="PreformattedText" style:family="paragraph">
      <style:paragraph-properties fo:text-align="justify" fo:margin-top="0.1041in" fo:margin-bottom="0.1041in"/>
    </style:style>
    <style:style style:name="T34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47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348" style:parent-style-name="PreformattedText" style:family="paragraph">
      <style:paragraph-properties fo:text-align="justify" fo:margin-top="0.1041in" fo:margin-bottom="0.1041in"/>
    </style:style>
    <style:style style:name="T34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50" style:parent-style-name="PreformattedText" style:family="paragraph">
      <style:paragraph-properties fo:text-align="justify" fo:margin-top="0.1041in" fo:margin-bottom="0.1041in"/>
    </style:style>
    <style:style style:name="T35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352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53" style:parent-style-name="PreformattedText" style:family="paragraph">
      <style:paragraph-properties fo:text-align="justify" fo:margin-top="0.1041in" fo:margin-bottom="0.1041in"/>
    </style:style>
    <style:style style:name="T35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55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356" style:parent-style-name="PreformattedText" style:family="paragraph">
      <style:paragraph-properties fo:text-align="justify" fo:margin-top="0.1041in" fo:margin-bottom="0.1041in"/>
    </style:style>
    <style:style style:name="T35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58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359" style:parent-style-name="PreformattedText" style:family="paragraph">
      <style:paragraph-properties fo:text-align="justify" fo:margin-top="0.1041in" fo:margin-bottom="0.1041in"/>
    </style:style>
    <style:style style:name="T360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61" style:parent-style-name="PreformattedText" style:family="paragraph">
      <style:paragraph-properties fo:text-align="justify" fo:margin-top="0.1041in" fo:margin-bottom="0.1041in"/>
    </style:style>
    <style:style style:name="T362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63" style:parent-style-name="PreformattedText" style:family="paragraph">
      <style:paragraph-properties fo:text-align="justify" fo:margin-top="0.1041in" fo:margin-bottom="0.1041in"/>
    </style:style>
    <style:style style:name="T36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36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66" style:parent-style-name="PreformattedText" style:family="paragraph">
      <style:paragraph-properties fo:text-align="justify" fo:margin-top="0.1041in" fo:margin-bottom="0.1041in"/>
    </style:style>
    <style:style style:name="T36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68" style:parent-style-name="PreformattedText" style:family="paragraph">
      <style:paragraph-properties fo:text-align="justify" fo:margin-top="0.1041in" fo:margin-bottom="0.1041in"/>
    </style:style>
    <style:style style:name="T36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70" style:parent-style-name="PreformattedText" style:family="paragraph">
      <style:paragraph-properties fo:text-align="justify" fo:margin-top="0.1041in" fo:margin-bottom="0.1041in"/>
    </style:style>
    <style:style style:name="T37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72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373" style:parent-style-name="PreformattedText" style:family="paragraph">
      <style:paragraph-properties fo:text-align="justify" fo:margin-top="0.1041in" fo:margin-bottom="0.1041in"/>
    </style:style>
    <style:style style:name="T37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75" style:parent-style-name="PreformattedText" style:family="paragraph">
      <style:paragraph-properties fo:text-align="justify" fo:margin-top="0.1041in" fo:margin-bottom="0.1041in"/>
    </style:style>
    <style:style style:name="T37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77" style:parent-style-name="PreformattedText" style:family="paragraph">
      <style:paragraph-properties fo:text-align="justify" fo:margin-top="0.1041in" fo:margin-bottom="0.1041in"/>
    </style:style>
    <style:style style:name="T37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79" style:parent-style-name="PreformattedText" style:family="paragraph">
      <style:paragraph-properties fo:text-align="justify" fo:margin-top="0.1041in" fo:margin-bottom="0.1041in"/>
    </style:style>
    <style:style style:name="T380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38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82" style:parent-style-name="PreformattedText" style:family="paragraph">
      <style:paragraph-properties fo:text-align="justify" fo:margin-top="0.1041in" fo:margin-bottom="0.1041in"/>
    </style:style>
    <style:style style:name="T383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84" style:parent-style-name="PreformattedText" style:family="paragraph">
      <style:paragraph-properties fo:text-align="justify" fo:margin-top="0.1041in" fo:margin-bottom="0.1041in"/>
    </style:style>
    <style:style style:name="T38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86" style:parent-style-name="PreformattedText" style:family="paragraph">
      <style:paragraph-properties fo:text-align="justify" fo:margin-top="0.1041in" fo:margin-bottom="0.1041in"/>
    </style:style>
    <style:style style:name="T38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88" style:parent-style-name="PreformattedText" style:family="paragraph">
      <style:paragraph-properties fo:text-align="justify" fo:margin-top="0.1041in" fo:margin-bottom="0.1041in"/>
    </style:style>
    <style:style style:name="T38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390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91" style:parent-style-name="PreformattedText" style:family="paragraph">
      <style:paragraph-properties fo:text-align="justify" fo:margin-top="0.1041in" fo:margin-bottom="0.1041in"/>
    </style:style>
    <style:style style:name="T392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93" style:parent-style-name="PreformattedText" style:family="paragraph">
      <style:paragraph-properties fo:text-align="justify" fo:margin-top="0.1041in" fo:margin-bottom="0.1041in"/>
    </style:style>
    <style:style style:name="T39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395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396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397" style:parent-style-name="PreformattedText" style:family="paragraph">
      <style:paragraph-properties fo:text-align="justify" fo:margin-top="0.1041in" fo:margin-bottom="0.1041in"/>
    </style:style>
    <style:style style:name="T398" style:parent-style-name="DefaultParagraphFont" style:family="text">
      <style:text-properties style:font-name="Courier New" fo:font-weight="bold" style:font-weight-asian="bold" style:font-weight-complex="bold" fo:color="#323232" fo:font-size="15pt" style:font-size-asian="15pt" style:font-size-complex="15pt"/>
    </style:style>
    <style:style style:name="P399" style:parent-style-name="PreformattedText" style:family="paragraph">
      <style:paragraph-properties fo:text-align="justify" fo:margin-top="0.1041in" fo:margin-bottom="0.1041in"/>
      <style:text-properties fo:font-weight="bold" style:font-weight-asian="bold" style:font-weight-complex="bold" fo:color="#323232"/>
    </style:style>
    <style:style style:name="P400" style:parent-style-name="PreformattedText" style:family="paragraph">
      <style:paragraph-properties fo:text-align="justify" fo:margin-top="0.1041in" fo:margin-bottom="0.1041in"/>
    </style:style>
    <style:style style:name="T40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02" style:parent-style-name="PreformattedText" style:family="paragraph">
      <style:paragraph-properties fo:text-align="justify" fo:margin-top="0.1041in" fo:margin-bottom="0.1041in"/>
    </style:style>
    <style:style style:name="T403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04" style:parent-style-name="PreformattedText" style:family="paragraph">
      <style:paragraph-properties fo:text-align="justify" fo:margin-top="0.1041in" fo:margin-bottom="0.1041in"/>
    </style:style>
    <style:style style:name="T40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40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07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408" style:parent-style-name="PreformattedText" style:family="paragraph">
      <style:paragraph-properties fo:text-align="justify" fo:margin-top="0.1041in" fo:margin-bottom="0.1041in"/>
    </style:style>
    <style:style style:name="T40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10" style:parent-style-name="PreformattedText" style:family="paragraph">
      <style:paragraph-properties fo:text-align="justify" fo:margin-top="0.1041in" fo:margin-bottom="0.1041in"/>
    </style:style>
    <style:style style:name="T41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12" style:parent-style-name="PreformattedText" style:family="paragraph">
      <style:paragraph-properties fo:text-align="justify" fo:margin-top="0.1041in" fo:margin-bottom="0.1041in"/>
    </style:style>
    <style:style style:name="T413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41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15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416" style:parent-style-name="PreformattedText" style:family="paragraph">
      <style:paragraph-properties fo:text-align="justify" fo:margin-top="0.1041in" fo:margin-bottom="0.1041in"/>
    </style:style>
    <style:style style:name="T41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18" style:parent-style-name="PreformattedText" style:family="paragraph">
      <style:paragraph-properties fo:text-align="justify" fo:margin-top="0.1041in" fo:margin-bottom="0.1041in"/>
    </style:style>
    <style:style style:name="T41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20" style:parent-style-name="PreformattedText" style:family="paragraph">
      <style:paragraph-properties fo:text-align="justify" fo:margin-top="0.1041in" fo:margin-bottom="0.1041in"/>
    </style:style>
    <style:style style:name="T42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22" style:parent-style-name="PreformattedText" style:family="paragraph">
      <style:paragraph-properties fo:text-align="justify" fo:margin-top="0.1041in" fo:margin-bottom="0.1041in"/>
    </style:style>
    <style:style style:name="T423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24" style:parent-style-name="PreformattedText" style:family="paragraph">
      <style:paragraph-properties fo:text-align="justify" fo:margin-top="0.1041in" fo:margin-bottom="0.1041in"/>
    </style:style>
    <style:style style:name="T42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26" style:parent-style-name="PreformattedText" style:family="paragraph">
      <style:paragraph-properties fo:text-align="justify" fo:margin-top="0.1041in" fo:margin-bottom="0.1041in"/>
    </style:style>
    <style:style style:name="T42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42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29" style:parent-style-name="PreformattedText" style:family="paragraph">
      <style:paragraph-properties fo:text-align="justify" fo:margin-top="0.1041in" fo:margin-bottom="0.1041in"/>
    </style:style>
    <style:style style:name="T430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31" style:parent-style-name="PreformattedText" style:family="paragraph">
      <style:paragraph-properties fo:text-align="justify" fo:margin-top="0.1041in" fo:margin-bottom="0.1041in"/>
    </style:style>
    <style:style style:name="T432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33" style:parent-style-name="PreformattedText" style:family="paragraph">
      <style:paragraph-properties fo:text-align="justify" fo:margin-top="0.1041in" fo:margin-bottom="0.1041in"/>
    </style:style>
    <style:style style:name="T43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35" style:parent-style-name="PreformattedText" style:family="paragraph">
      <style:paragraph-properties fo:text-align="justify" fo:margin-top="0.1041in" fo:margin-bottom="0.1041in"/>
    </style:style>
    <style:style style:name="T43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37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438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439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440" style:parent-style-name="PreformattedText" style:family="paragraph">
      <style:paragraph-properties fo:text-align="justify" fo:margin-top="0.1041in" fo:margin-bottom="0.1041in"/>
    </style:style>
    <style:style style:name="T441" style:parent-style-name="DefaultParagraphFont" style:family="text">
      <style:text-properties style:font-name="Courier New" fo:font-weight="bold" style:font-weight-asian="bold" fo:color="#323232" fo:font-size="15pt" style:font-size-asian="15pt" style:font-size-complex="15pt"/>
    </style:style>
    <style:style style:name="P442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443" style:parent-style-name="PreformattedText" style:family="paragraph">
      <style:paragraph-properties fo:text-align="justify" fo:margin-top="0.1041in" fo:margin-bottom="0.1041in"/>
    </style:style>
    <style:style style:name="T44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44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46" style:parent-style-name="PreformattedText" style:family="paragraph">
      <style:paragraph-properties fo:text-align="justify" fo:margin-top="0.1041in" fo:margin-bottom="0.1041in"/>
    </style:style>
    <style:style style:name="T44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48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449" style:parent-style-name="PreformattedText" style:family="paragraph">
      <style:paragraph-properties fo:text-align="justify" fo:margin-top="0.1041in" fo:margin-bottom="0.1041in"/>
    </style:style>
    <style:style style:name="T450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45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52" style:parent-style-name="PreformattedText" style:family="paragraph">
      <style:paragraph-properties fo:text-align="justify" fo:margin-top="0.1041in" fo:margin-bottom="0.1041in"/>
    </style:style>
    <style:style style:name="T453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54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455" style:parent-style-name="PreformattedText" style:family="paragraph">
      <style:paragraph-properties fo:text-align="justify" fo:margin-top="0.1041in" fo:margin-bottom="0.1041in"/>
    </style:style>
    <style:style style:name="T45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57" style:parent-style-name="PreformattedText" style:family="paragraph">
      <style:paragraph-properties fo:text-align="justify" fo:margin-top="0.1041in" fo:margin-bottom="0.1041in"/>
    </style:style>
    <style:style style:name="T45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59" style:parent-style-name="PreformattedText" style:family="paragraph">
      <style:paragraph-properties fo:text-align="justify" fo:margin-top="0.1041in" fo:margin-bottom="0.1041in"/>
    </style:style>
    <style:style style:name="T460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46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62" style:parent-style-name="PreformattedText" style:family="paragraph">
      <style:paragraph-properties fo:text-align="justify" fo:margin-top="0.1041in" fo:margin-bottom="0.1041in"/>
    </style:style>
    <style:style style:name="T463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64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465" style:parent-style-name="PreformattedText" style:family="paragraph">
      <style:paragraph-properties fo:text-align="justify" fo:margin-top="0.1041in" fo:margin-bottom="0.1041in"/>
    </style:style>
    <style:style style:name="T46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67" style:parent-style-name="PreformattedText" style:family="paragraph">
      <style:paragraph-properties fo:text-align="justify" fo:margin-top="0.1041in" fo:margin-bottom="0.1041in"/>
      <style:text-properties fo:color="#323232"/>
    </style:style>
    <style:style style:name="P468" style:parent-style-name="PreformattedText" style:family="paragraph">
      <style:paragraph-properties fo:text-align="justify" fo:margin-top="0.1041in" fo:margin-bottom="0.1041in"/>
    </style:style>
    <style:style style:name="T46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70" style:parent-style-name="PreformattedText" style:family="paragraph">
      <style:paragraph-properties fo:text-align="justify" fo:margin-top="0.1041in" fo:margin-bottom="0.1041in"/>
    </style:style>
    <style:style style:name="T47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72" style:parent-style-name="PreformattedText" style:family="paragraph">
      <style:paragraph-properties fo:text-align="justify" fo:margin-top="0.1041in" fo:margin-bottom="0.1041in"/>
    </style:style>
    <style:style style:name="T473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74" style:parent-style-name="PreformattedText" style:family="paragraph">
      <style:paragraph-properties fo:text-align="justify" fo:margin-top="0.1041in" fo:margin-bottom="0.1041in"/>
    </style:style>
    <style:style style:name="T47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76" style:parent-style-name="PreformattedText" style:family="paragraph">
      <style:paragraph-properties fo:text-align="justify" fo:margin-top="0.1041in" fo:margin-bottom="0.1041in"/>
    </style:style>
    <style:style style:name="T47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78" style:parent-style-name="PreformattedText" style:family="paragraph">
      <style:paragraph-properties fo:text-align="justify" fo:margin-top="0.1041in" fo:margin-bottom="0.1041in"/>
    </style:style>
    <style:style style:name="T47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80" style:parent-style-name="PreformattedText" style:family="paragraph">
      <style:paragraph-properties fo:text-align="justify" fo:margin-top="0.1041in" fo:margin-bottom="0.1041in"/>
    </style:style>
    <style:style style:name="T48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82" style:parent-style-name="PreformattedText" style:family="paragraph">
      <style:paragraph-properties fo:text-align="justify" fo:margin-top="0.1041in" fo:margin-bottom="0.1041in"/>
    </style:style>
    <style:style style:name="T483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84" style:parent-style-name="PreformattedText" style:family="paragraph">
      <style:paragraph-properties fo:text-align="justify" fo:margin-top="0.1041in" fo:margin-bottom="0.1041in"/>
    </style:style>
    <style:style style:name="T485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86" style:parent-style-name="PreformattedText" style:family="paragraph">
      <style:paragraph-properties fo:text-align="justify" fo:margin-top="0.1041in" fo:margin-bottom="0.1041in"/>
    </style:style>
    <style:style style:name="T48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88" style:parent-style-name="PreformattedText" style:family="paragraph">
      <style:paragraph-properties fo:text-align="justify" fo:margin-top="0.1041in" fo:margin-bottom="0.1041in"/>
    </style:style>
    <style:style style:name="T489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490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91" style:parent-style-name="PreformattedText" style:family="paragraph">
      <style:paragraph-properties fo:text-align="justify" fo:margin-top="0.1041in" fo:margin-bottom="0.1041in"/>
    </style:style>
    <style:style style:name="T492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93" style:parent-style-name="PreformattedText" style:family="paragraph">
      <style:paragraph-properties fo:text-align="justify" fo:margin-top="0.1041in" fo:margin-bottom="0.1041in"/>
    </style:style>
    <style:style style:name="T49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95" style:parent-style-name="PreformattedText" style:family="paragraph">
      <style:paragraph-properties fo:text-align="justify" fo:margin-top="0.1041in" fo:margin-bottom="0.1041in"/>
    </style:style>
    <style:style style:name="T49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97" style:parent-style-name="PreformattedText" style:family="paragraph">
      <style:paragraph-properties fo:text-align="justify" fo:margin-top="0.1041in" fo:margin-bottom="0.1041in"/>
    </style:style>
    <style:style style:name="T49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499" style:parent-style-name="PreformattedText" style:family="paragraph">
      <style:paragraph-properties fo:text-align="justify" fo:margin-top="0.1041in" fo:margin-bottom="0.1041in"/>
    </style:style>
    <style:style style:name="T500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501" style:parent-style-name="PreformattedText" style:family="paragraph">
      <style:paragraph-properties fo:text-align="justify" fo:margin-top="0.1041in" fo:margin-bottom="0.1041in"/>
    </style:style>
    <style:style style:name="T502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503" style:parent-style-name="PreformattedText" style:family="paragraph">
      <style:paragraph-properties fo:text-align="justify" fo:margin-top="0.1041in" fo:margin-bottom="0.1041in"/>
    </style:style>
    <style:style style:name="T50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505" style:parent-style-name="PreformattedText" style:family="paragraph">
      <style:paragraph-properties fo:text-align="justify" fo:margin-top="0.1041in" fo:margin-bottom="0.1041in"/>
    </style:style>
    <style:style style:name="T506" style:parent-style-name="DefaultParagraphFont" style:family="text">
      <style:text-properties fo:color="#323232"/>
    </style:style>
    <style:style style:name="T507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T508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509" style:parent-style-name="PreformattedText" style:family="paragraph">
      <style:paragraph-properties fo:text-align="justify" fo:margin-top="0.1041in" fo:margin-bottom="0.1041in"/>
    </style:style>
    <style:style style:name="T510" style:parent-style-name="DefaultParagraphFont" style:family="text">
      <style:text-properties fo:color="#323232"/>
    </style:style>
    <style:style style:name="T511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512" style:parent-style-name="PreformattedText" style:family="paragraph">
      <style:paragraph-properties fo:text-align="justify" fo:margin-top="0.1041in" fo:margin-bottom="0.1041in"/>
    </style:style>
    <style:style style:name="T513" style:parent-style-name="DefaultParagraphFont" style:family="text">
      <style:text-properties fo:color="#323232"/>
    </style:style>
    <style:style style:name="T514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515" style:parent-style-name="PreformattedText" style:family="paragraph">
      <style:paragraph-properties fo:text-align="justify" fo:margin-top="0.1041in" fo:margin-bottom="0.1041in"/>
    </style:style>
    <style:style style:name="T516" style:parent-style-name="DefaultParagraphFont" style:family="text">
      <style:text-properties style:font-name="Courier New" fo:font-weight="bold" style:font-weight-asian="bold" fo:color="#323232" fo:font-size="11pt" style:font-size-asian="11pt"/>
    </style:style>
    <style:style style:name="P517" style:parent-style-name="Standard" style:family="paragraph">
      <style:paragraph-properties fo:text-align="justify" fo:margin-top="0.1041in" fo:margin-bottom="0.1041in"/>
      <style:text-properties style:font-name="Ubuntu" fo:font-weight="bold" style:font-weight-asian="bold" fo:color="#555555" fo:font-size="24pt" style:font-size-asian="24pt"/>
    </style:style>
    <style:style style:name="P518" style:parent-style-name="Textbody" style:family="paragraph">
      <style:paragraph-properties fo:margin-top="0.2604in" fo:margin-bottom="0.2604in"/>
    </style:style>
    <style:style style:name="T519" style:parent-style-name="DefaultParagraphFont" style:family="text">
      <style:text-properties style:font-name="Open Sans" fo:color="#323232" fo:font-size="12.5pt" style:font-size-asian="12.5pt"/>
    </style:style>
    <style:style style:name="T520" style:parent-style-name="DefaultParagraphFont" style:family="text">
      <style:text-properties style:font-name="Open Sans" fo:color="#323232" fo:font-size="12.5pt" style:font-size-asian="12.5pt"/>
    </style:style>
    <style:style style:name="T521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522" style:parent-style-name="DefaultParagraphFont" style:family="text">
      <style:text-properties style:font-name="Open Sans" fo:color="#323232" fo:font-size="12.5pt" style:font-size-asian="12.5pt"/>
    </style:style>
    <style:style style:name="T523" style:parent-style-name="DefaultParagraphFont" style:family="text">
      <style:text-properties style:font-name="Open Sans" fo:color="#323232" fo:font-size="12.5pt" style:font-size-asian="12.5pt"/>
    </style:style>
    <style:style style:name="T524" style:parent-style-name="DefaultParagraphFont" style:family="text">
      <style:text-properties style:font-name="Open Sans" fo:color="#323232" fo:font-size="12.5pt" style:font-size-asian="12.5pt"/>
    </style:style>
    <style:style style:name="T525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T526" style:parent-style-name="DefaultParagraphFont" style:family="text">
      <style:text-properties style:font-name="Open Sans" fo:color="#323232" fo:font-size="12.5pt" style:font-size-asian="12.5pt"/>
    </style:style>
    <style:style style:name="P527" style:parent-style-name="Textbody" style:family="paragraph">
      <style:paragraph-properties fo:margin-top="0.2604in" fo:margin-bottom="0.2604in"/>
      <style:text-properties style:font-name="Open Sans" fo:color="#323232" fo:font-size="12.5pt" style:font-size-asian="12.5pt"/>
    </style:style>
    <style:style style:name="P528" style:parent-style-name="PreformattedText" style:family="paragraph">
      <style:paragraph-properties fo:margin-top="0.2604in" fo:margin-bottom="0.2604in"/>
      <style:text-properties style:font-name="Courier New" fo:font-weight="bold" style:font-weight-asian="bold" fo:color="#323232" fo:font-size="11pt" style:font-size-asian="11pt"/>
    </style:style>
    <style:style style:name="P529" style:parent-style-name="Standard" style:family="paragraph">
      <style:paragraph-properties fo:margin-top="0.2604in" fo:margin-bottom="0.2604in"/>
      <style:text-properties style:font-name="Ubuntu" fo:font-weight="bold" style:font-weight-asian="bold" fo:color="#555555" fo:font-size="24pt" style:font-size-asian="24pt"/>
    </style:style>
    <style:style style:name="P530" style:parent-style-name="Standard" style:family="paragraph">
      <style:paragraph-properties fo:margin-top="0.2604in" fo:margin-bottom="0.2604in"/>
    </style:style>
    <style:style style:name="T531" style:parent-style-name="DefaultParagraphFont" style:family="text">
      <style:text-properties style:font-name="Open Sans" fo:color="#323232" fo:font-size="12.5pt" style:font-size-asian="12.5pt"/>
    </style:style>
    <style:style style:name="T532" style:parent-style-name="DefaultParagraphFont" style:family="text">
      <style:text-properties style:font-name="Open Sans" fo:color="#323232" fo:font-size="12.5pt" style:font-size-asian="12.5pt"/>
    </style:style>
    <style:style style:name="T533" style:parent-style-name="DefaultParagraphFont" style:family="text">
      <style:text-properties style:font-name="Open Sans" fo:color="#323232" fo:font-size="12.5pt" style:font-size-asian="12.5pt"/>
    </style:style>
    <style:style style:name="T534" style:parent-style-name="DefaultParagraphFont" style:family="text">
      <style:text-properties style:font-name="Open Sans" fo:color="#323232" fo:font-size="12.5pt" style:font-size-asian="12.5pt"/>
    </style:style>
    <style:style style:name="T535" style:parent-style-name="DefaultParagraphFont" style:family="text">
      <style:text-properties style:font-name="Open Sans" fo:font-weight="bold" style:font-weight-asian="bold" fo:color="#323232" fo:font-size="12.5pt" style:font-size-asian="12.5pt"/>
    </style:style>
    <style:style style:name="P536" style:parent-style-name="PreformattedText" style:family="paragraph">
      <style:paragraph-properties fo:margin-top="0.2604in" fo:margin-bottom="0.2604in"/>
      <style:text-properties style:font-name="Courier New" fo:font-weight="bold" style:font-weight-asian="bold" fo:color="#323232" fo:font-size="11pt" style:font-size-asian="11pt"/>
    </style:style>
    <style:style style:name="P537" style:parent-style-name="PreformattedText" style:family="paragraph">
      <style:paragraph-properties fo:margin-top="0.2604in" fo:margin-bottom="0.2604in"/>
      <style:text-properties style:font-name="Courier New" fo:font-weight="bold" style:font-weight-asian="bold" fo:color="#323232" fo:font-size="11pt" style:font-size-asian="11pt"/>
    </style:style>
    <style:style style:name="P538" style:parent-style-name="PreformattedText" style:family="paragraph">
      <style:paragraph-properties fo:margin-top="0.2604in" fo:margin-bottom="0.2604in"/>
      <style:text-properties style:font-name="Courier New" fo:font-weight="bold" style:font-weight-asian="bold" fo:color="#323232" fo:font-size="11pt" style:font-size-asian="11pt"/>
    </style:style>
    <style:style style:name="P539" style:parent-style-name="Textbody" style:family="paragraph">
      <style:paragraph-properties fo:margin-top="0.2604in" fo:margin-bottom="0.2604in"/>
    </style:style>
    <style:style style:name="T540" style:parent-style-name="DefaultParagraphFont" style:family="text">
      <style:text-properties style:font-name="Open Sans" fo:color="#323232" fo:font-size="12.5pt" style:font-size-asian="12.5pt"/>
    </style:style>
    <style:style style:name="T541" style:parent-style-name="DefaultParagraphFont" style:family="text">
      <style:text-properties style:font-name="Open Sans" fo:font-weight="bold" style:font-weight-asian="bold" style:font-weight-complex="bold" fo:color="#323232" fo:font-size="12.5pt" style:font-size-asian="12.5pt"/>
    </style:style>
    <style:style style:name="T542" style:parent-style-name="DefaultParagraphFont" style:family="text">
      <style:text-properties style:font-name="Open Sans" fo:color="#323232" fo:font-size="12.5pt" style:font-size-asian="12.5pt"/>
    </style:style>
    <style:style style:name="P543" style:parent-style-name="PreformattedText" style:family="paragraph">
      <style:paragraph-properties fo:margin-top="0.2604in" fo:margin-bottom="0.2604in"/>
      <style:text-properties style:font-name="Courier New" fo:font-weight="bold" style:font-weight-asian="bold" fo:color="#323232" fo:font-size="11pt" style:font-size-asian="11pt"/>
    </style:style>
    <style:style style:name="P544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545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546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547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548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fo:color="#323232" fo:font-size="11pt" style:font-size-asian="11pt"/>
    </style:style>
    <style:style style:name="P549" style:parent-style-name="PreformattedText" style:family="paragraph">
      <style:paragraph-properties fo:text-align="justify" fo:margin-top="0.1041in" fo:margin-bottom="0.1041in"/>
      <style:text-properties style:font-name="Courier New" fo:color="#323232" fo:font-size="11pt" style:font-size-asian="11pt"/>
    </style:style>
    <style:style style:name="P550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style:font-weight-complex="bold" fo:color="#323232" fo:font-size="15pt" style:font-size-asian="15pt" style:font-size-complex="15pt"/>
    </style:style>
    <style:style style:name="P551" style:parent-style-name="PreformattedText" style:family="paragraph">
      <style:paragraph-properties fo:text-align="justify" fo:margin-top="0.1041in" fo:margin-bottom="0.1041in"/>
    </style:style>
    <style:style style:name="T552" style:parent-style-name="DefaultParagraphFont" style:family="text">
      <style:text-properties style:font-name="Arial, Helvetica, Arial, sans-s" style:font-weight-complex="bold" fo:color="#444444" fo:font-size="11pt" style:font-size-asian="11pt" style:font-size-complex="11pt"/>
    </style:style>
    <style:style style:name="T553" style:parent-style-name="DefaultParagraphFont" style:family="text">
      <style:text-properties style:font-name="Arial, Helvetica, Arial, sans-s" style:font-weight-complex="bold" fo:color="#444444" fo:font-size="11pt" style:font-size-asian="11pt" style:font-size-complex="11pt"/>
    </style:style>
    <style:style style:name="T554" style:parent-style-name="DefaultParagraphFont" style:family="text">
      <style:text-properties style:font-name="Arial, Helvetica, Arial, sans-s" style:font-weight-complex="bold" fo:color="#9F9F9F" fo:font-size="11pt" style:font-size-asian="11pt" style:font-size-complex="11pt"/>
    </style:style>
    <style:style style:name="T555" style:parent-style-name="DefaultParagraphFont" style:family="text">
      <style:text-properties style:font-name="Arial, Helvetica, Arial, sans-s" style:font-weight-complex="bold" fo:color="#444444" fo:font-size="11pt" style:font-size-asian="11pt" style:font-size-complex="11pt"/>
    </style:style>
    <style:style style:name="T556" style:parent-style-name="DefaultParagraphFont" style:family="text">
      <style:text-properties style:font-name="Arial, Helvetica, Arial, sans-s" style:font-weight-complex="bold" fo:color="#9F9F9F" fo:font-size="11pt" style:font-size-asian="11pt" style:font-size-complex="11pt"/>
    </style:style>
    <style:style style:name="P557" style:parent-style-name="Textbody" style:family="paragraph">
      <style:paragraph-properties fo:text-align="justify" fo:margin-top="0.1041in" fo:margin-bottom="0.1041in"/>
    </style:style>
    <style:style style:name="T558" style:parent-style-name="DefaultParagraphFont" style:family="text">
      <style:text-properties style:font-name="Arial, Tahoma, Verdana" fo:font-weight="bold" style:font-weight-asian="bold" style:font-weight-complex="bold" fo:color="#555555" fo:font-size="11pt" style:font-size-asian="11pt" style:font-size-complex="11pt"/>
    </style:style>
    <style:style style:name="T559" style:parent-style-name="DefaultParagraphFont" style:family="text">
      <style:text-properties style:font-name="Arial, Tahoma, Verdana" fo:font-weight="bold" style:font-weight-asian="bold" style:font-weight-complex="bold" fo:color="#555555" fo:font-size="15pt" style:font-size-asian="15pt" style:font-size-complex="15pt"/>
    </style:style>
    <style:style style:name="T560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P561" style:parent-style-name="Textbody" style:family="paragraph">
      <style:paragraph-properties fo:text-align="justify" fo:margin-top="0.1041in" fo:margin-bottom="0.1041in"/>
    </style:style>
    <style:style style:name="T562" style:parent-style-name="DefaultParagraphFont" style:family="text">
      <style:text-properties style:font-name="Arial, Tahoma, Verdana" fo:color="#555555" fo:font-size="11pt" style:font-size-asian="11pt" style:font-size-complex="11pt"/>
    </style:style>
    <style:style style:name="T563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P564" style:parent-style-name="PreformattedText" style:family="paragraph">
      <style:text-properties fo:font-size="11pt" style:font-size-asian="11pt" style:font-size-complex="11pt"/>
    </style:style>
    <style:style style:name="P565" style:parent-style-name="Textbody" style:family="paragraph">
      <style:paragraph-properties fo:margin-bottom="0in" style:line-height-at-least="0.2083in"/>
    </style:style>
    <style:style style:name="T566" style:parent-style-name="DefaultParagraphFont" style:family="text">
      <style:text-properties style:font-name="Arial, Tahoma, Verdana" fo:color="#555555" fo:font-size="11pt" style:font-size-asian="11pt" style:font-size-complex="11pt"/>
    </style:style>
    <style:style style:name="T567" style:parent-style-name="DefaultParagraphFont" style:family="text">
      <style:text-properties style:font-name="Arial, Tahoma, Verdana" fo:color="#555555" fo:font-size="11pt" style:font-size-asian="11pt" style:font-size-complex="11pt"/>
    </style:style>
    <style:style style:name="T568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P569" style:parent-style-name="PreformattedText" style:family="paragraph">
      <style:text-properties fo:font-size="11pt" style:font-size-asian="11pt" style:font-size-complex="11pt"/>
    </style:style>
    <style:style style:name="P570" style:parent-style-name="Textbody" style:family="paragraph">
      <style:paragraph-properties fo:margin-bottom="0in" style:line-height-at-least="0.2083in"/>
    </style:style>
    <style:style style:name="T571" style:parent-style-name="DefaultParagraphFont" style:family="text">
      <style:text-properties style:font-name="Arial, Tahoma, Verdana" fo:color="#555555" fo:font-size="11pt" style:font-size-asian="11pt" style:font-size-complex="11pt"/>
    </style:style>
    <style:style style:name="T572" style:parent-style-name="DefaultParagraphFont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P573" style:parent-style-name="PreformattedText" style:family="paragraph">
      <style:text-properties fo:font-size="11pt" style:font-size-asian="11pt" style:font-size-complex="11pt"/>
    </style:style>
    <style:style style:name="P574" style:parent-style-name="Textbody" style:family="paragraph">
      <style:paragraph-properties fo:margin-bottom="0in" style:line-height-at-least="0.2083in"/>
      <style:text-properties style:font-name="Arial, Tahoma, Verdana" fo:color="#555555" fo:font-size="11pt" style:font-size-asian="11pt" style:font-size-complex="11pt"/>
    </style:style>
    <style:style style:name="T57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57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577" style:parent-style-name="Textbody" style:family="paragraph">
      <style:paragraph-properties fo:margin-bottom="0in" style:line-height-at-least="0.2083in"/>
      <style:text-properties fo:color="#555555" fo:font-size="11pt" style:font-size-asian="11pt" style:font-size-complex="11pt"/>
    </style:style>
    <style:style style:name="P578" style:parent-style-name="Textbody" style:family="paragraph">
      <style:paragraph-properties fo:margin-bottom="0in" style:line-height-at-least="0.2083in"/>
    </style:style>
    <style:style style:name="T579" style:parent-style-name="DefaultParagraphFont" style:family="text">
      <style:text-properties style:font-name="Arial, Tahoma, Verdana" fo:color="#555555" fo:font-size="11pt" style:font-size-asian="11pt" style:font-size-complex="11pt"/>
    </style:style>
    <style:style style:name="T58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58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582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style:font-weight-complex="bold" fo:color="#323232" fo:font-size="15pt" style:font-size-asian="15pt" style:font-size-complex="15pt"/>
    </style:style>
    <style:style style:name="P583" style:parent-style-name="Heading2" style:family="paragraph">
      <style:paragraph-properties fo:text-align="justify" fo:margin-top="0.1041in" fo:margin-bottom="0.1041in"/>
    </style:style>
    <style:style style:name="T584" style:parent-style-name="DefaultParagraphFont" style:family="text">
      <style:text-properties style:font-name="Roboto Slab" fo:color="#404040" fo:font-size="15pt" style:font-size-asian="15pt" style:font-size-complex="15pt"/>
    </style:style>
    <style:style style:name="P585" style:parent-style-name="Heading2" style:family="paragraph">
      <style:paragraph-properties fo:text-align="justify" fo:margin-top="0.1041in" fo:margin-bottom="0.1041in"/>
    </style:style>
    <style:style style:name="T586" style:parent-style-name="DefaultParagraphFont" style:family="text">
      <style:text-properties style:font-name="Roboto Slab" fo:color="#404040" fo:font-size="15pt" style:font-size-asian="15pt"/>
    </style:style>
    <style:style style:name="P587" style:parent-style-name="Heading2" style:family="paragraph">
      <style:paragraph-properties fo:text-align="justify" fo:margin-top="0.1041in" fo:margin-bottom="0.1041in"/>
    </style:style>
    <style:style style:name="T588" style:parent-style-name="DefaultParagraphFont" style:family="text">
      <style:text-properties style:font-name="Lato, proxima-nova, 'Helvetica " fo:font-weight="normal" style:font-weight-asian="normal" fo:color="#404040" fo:font-size="12pt" style:font-size-asian="12pt"/>
    </style:style>
    <style:style style:name="T589" style:parent-style-name="DefaultParagraphFont" style:family="text">
      <style:text-properties style:font-name="Lato, proxima-nova, 'Helvetica " fo:font-weight="normal" style:font-weight-asian="normal" fo:color="#9B59B6" fo:font-size="12pt" style:font-size-asian="12pt"/>
    </style:style>
    <style:style style:name="P590" style:parent-style-name="Heading2" style:family="paragraph">
      <style:paragraph-properties fo:text-align="justify" fo:margin-top="0.1041in" fo:margin-bottom="0.1041in"/>
    </style:style>
    <style:style style:name="T591" style:parent-style-name="DefaultParagraphFont" style:family="text">
      <style:text-properties style:font-name="Lato, proxima-nova, 'Helvetica " fo:font-weight="normal" style:font-weight-asian="normal" fo:color="#404040" fo:font-size="12pt" style:font-size-asian="12pt"/>
    </style:style>
    <style:style style:name="P592" style:parent-style-name="Heading2" style:family="paragraph">
      <style:paragraph-properties fo:text-align="justify" fo:margin-top="0.1041in" fo:margin-bottom="0.1041in"/>
    </style:style>
    <style:style style:name="T593" style:parent-style-name="DefaultParagraphFont" style:family="text">
      <style:text-properties style:font-name="Consolas, 'Andale Mono WT', 'An" fo:font-weight="normal" style:font-weight-asian="normal" fo:color="#404040" fo:font-size="9pt" style:font-size-asian="9pt" fo:background-color="#FFFFFF"/>
    </style:style>
    <style:style style:name="P594" style:parent-style-name="Heading2" style:family="paragraph">
      <style:paragraph-properties fo:text-align="justify" fo:margin-top="0.1041in" fo:margin-bottom="0.1041in"/>
    </style:style>
    <style:style style:name="T595" style:parent-style-name="DefaultParagraphFont" style:family="text">
      <style:text-properties style:font-name="Consolas, 'Andale Mono WT', 'An" fo:font-weight="normal" style:font-weight-asian="normal" fo:color="#404040" fo:font-size="9pt" style:font-size-asian="9pt" fo:background-color="#FFFFFF"/>
    </style:style>
    <style:style style:name="P596" style:parent-style-name="Heading2" style:family="paragraph">
      <style:paragraph-properties fo:text-align="justify" fo:margin-top="0.1041in" fo:margin-bottom="0.1041in"/>
    </style:style>
    <style:style style:name="T597" style:parent-style-name="DefaultParagraphFont" style:family="text">
      <style:text-properties style:font-name="Consolas, 'Andale Mono WT', 'An" fo:font-weight="normal" style:font-weight-asian="normal" fo:color="#404040" fo:font-size="9pt" style:font-size-asian="9pt" fo:background-color="#FFFFFF"/>
    </style:style>
    <style:style style:name="P598" style:parent-style-name="Heading2" style:family="paragraph">
      <style:paragraph-properties fo:text-align="justify" fo:margin-top="0.1041in" fo:margin-bottom="0.1041in"/>
    </style:style>
    <style:style style:name="T599" style:parent-style-name="DefaultParagraphFont" style:family="text">
      <style:text-properties style:font-name="Consolas, 'Andale Mono WT', 'An" fo:font-weight="normal" style:font-weight-asian="normal" fo:color="#404040" fo:font-size="9pt" style:font-size-asian="9pt" fo:background-color="#FFFFFF"/>
    </style:style>
    <style:style style:name="P600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601" style:parent-style-name="Textbody" style:family="paragraph">
      <style:paragraph-properties fo:text-align="justify" fo:margin-top="0.1041in" fo:margin-bottom="0.1041in"/>
      <style:text-properties style:font-name="Lato, proxima-nova, 'Helvetica " fo:color="#404040"/>
    </style:style>
    <style:style style:name="P602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603" style:parent-style-name="PreformattedText" style:family="paragraph">
      <style:paragraph-properties fo:line-height="150%"/>
      <style:text-properties style:font-name="Consolas, 'Andale Mono WT', 'An" fo:color="#404040" fo:font-size="9pt" style:font-size-asian="9pt"/>
    </style:style>
    <style:style style:name="P604" style:parent-style-name="PreformattedText" style:family="paragraph">
      <style:paragraph-properties fo:line-height="150%"/>
      <style:text-properties style:font-name="Consolas, 'Andale Mono WT', 'An" fo:color="#404040" fo:font-size="9pt" style:font-size-asian="9pt"/>
    </style:style>
    <style:style style:name="P605" style:parent-style-name="PreformattedText" style:family="paragraph">
      <style:paragraph-properties fo:line-height="150%"/>
      <style:text-properties style:font-name="Consolas, 'Andale Mono WT', 'An" fo:color="#404040" fo:font-size="9pt" style:font-size-asian="9pt"/>
    </style:style>
    <style:style style:name="P606" style:parent-style-name="Heading3" style:family="paragraph">
      <style:paragraph-properties fo:text-align="justify" fo:margin-top="0.1041in" fo:margin-bottom="0.1041in"/>
      <style:text-properties style:font-name="Roboto Slab" fo:color="#404040" fo:font-size="15pt" style:font-size-asian="15pt"/>
    </style:style>
    <style:style style:name="P607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608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609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11pt" style:font-size-asian="11pt" style:font-size-complex="11pt"/>
    </style:style>
    <style:style style:name="P610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611" style:parent-style-name="Heading3" style:family="paragraph">
      <style:paragraph-properties fo:text-align="justify" fo:margin-top="0.1041in" fo:margin-bottom="0.1041in"/>
      <style:text-properties style:font-name="Roboto Slab" fo:color="#404040" fo:font-size="15pt" style:font-size-asian="15pt"/>
    </style:style>
    <style:style style:name="P612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613" style:parent-style-name="Heading3" style:family="paragraph">
      <style:paragraph-properties fo:text-align="justify" fo:margin-top="0.1041in" fo:margin-bottom="0.1041in"/>
      <style:text-properties style:font-name="Roboto Slab" fo:color="#404040" fo:font-size="15pt" style:font-size-asian="15pt"/>
    </style:style>
    <style:style style:name="P614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615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616" style:parent-style-name="Heading2" style:family="paragraph">
      <style:paragraph-properties fo:margin-top="0.1333in" fo:margin-bottom="0.0333in" style:line-height-at-least="0.25in" fo:background-color="#FFFFFF"/>
      <style:text-properties style:font-name="Roboto Slab" fo:color="#404040" fo:font-size="15pt" style:font-size-asian="15pt"/>
    </style:style>
    <style:style style:name="P617" style:parent-style-name="Textbody" style:family="paragraph"/>
    <style:style style:name="T618" style:parent-style-name="Strong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619" style:parent-style-name="Textbody" style:family="paragraph">
      <style:paragraph-properties fo:margin-left="0.9819in">
        <style:tab-stops/>
      </style:paragraph-properties>
    </style:style>
    <style:style style:name="T620" style:parent-style-name="Strong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621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22" style:parent-style-name="Textbody" style:family="paragraph">
      <style:paragraph-properties fo:margin-left="0.4909in">
        <style:tab-stops/>
      </style:paragraph-properties>
    </style:style>
    <style:style style:name="T623" style:parent-style-name="DefaultParagraphFont" style:family="text">
      <style:text-properties style:font-name="Arial" style:font-name-complex="Arial" fo:color="#666666" fo:font-size="10pt" style:font-size-asian="10pt" style:font-size-complex="10pt" fo:background-color="#FFFFFF"/>
    </style:style>
    <style:style style:name="T624" style:parent-style-name="apple-converted-space" style:family="text">
      <style:text-properties style:font-name="Arial" style:font-name-complex="Arial" fo:color="#666666" fo:font-size="10pt" style:font-size-asian="10pt" style:font-size-complex="10pt" fo:background-color="#FFFFFF"/>
    </style:style>
    <style:style style:name="T625" style:parent-style-name="HTMLSample" style:family="text">
      <style:text-properties style:font-name-asian="Droid Sans Fallback" fo:color="#666666" fo:font-size="10pt" style:font-size-asian="10pt" style:font-size-complex="10pt" fo:background-color="#FFFFFF"/>
    </style:style>
    <style:style style:name="T626" style:parent-style-name="apple-converted-space" style:family="text">
      <style:text-properties style:font-name="Arial" style:font-name-complex="Arial" fo:color="#666666" fo:font-size="10pt" style:font-size-asian="10pt" style:font-size-complex="10pt" fo:background-color="#FFFFFF"/>
    </style:style>
    <style:style style:name="T627" style:parent-style-name="DefaultParagraphFont" style:family="text">
      <style:text-properties style:font-name="Arial" style:font-name-complex="Arial" fo:color="#666666" fo:font-size="10pt" style:font-size-asian="10pt" style:font-size-complex="10pt" fo:background-color="#FFFFFF"/>
    </style:style>
    <style:style style:name="P628" style:parent-style-name="Textbody" style:family="paragraph">
      <style:paragraph-properties fo:margin-left="0.4909in">
        <style:tab-stops/>
      </style:paragraph-properties>
    </style:style>
    <style:style style:name="T629" style:parent-style-name="Strong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630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31" style:parent-style-name="Textbody" style:family="paragraph"/>
    <style:style style:name="T632" style:parent-style-name="Strong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633" style:parent-style-name="Textbody" style:family="paragraph">
      <style:paragraph-properties fo:margin-left="0.4909in">
        <style:tab-stops/>
      </style:paragraph-properties>
    </style:style>
    <style:style style:name="T634" style:parent-style-name="Strong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635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36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37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38" style:parent-style-name="Textbody" style:family="paragraph"/>
    <style:style style:name="T639" style:parent-style-name="Strong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640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41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42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43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44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45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46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47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48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49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50" style:parent-style-name="HTMLPreformatted" style:family="paragraph">
      <style:paragraph-properties fo:border="0.0104in dashed #0392B2" fo:padding="0.1111in" style:shadow="none" style:line-height-at-least="0.2034in" fo:margin-left="0.4909in" fo:background-color="#FFFFFF">
        <style:tab-stops>
          <style:tab-stop style:type="left" style:position="0.1451in"/>
          <style:tab-stop style:type="left" style:position="0.7812in"/>
          <style:tab-stop style:type="left" style:position="1.4173in"/>
          <style:tab-stop style:type="left" style:position="2.0534in"/>
          <style:tab-stop style:type="left" style:position="2.6895in"/>
          <style:tab-stop style:type="left" style:position="3.3256in"/>
          <style:tab-stop style:type="left" style:position="3.9618in"/>
          <style:tab-stop style:type="left" style:position="4.5979in"/>
          <style:tab-stop style:type="left" style:position="5.234in"/>
          <style:tab-stop style:type="left" style:position="5.8701in"/>
          <style:tab-stop style:type="left" style:position="6.5062in"/>
          <style:tab-stop style:type="left" style:position="7.1423in"/>
          <style:tab-stop style:type="left" style:position="7.7784in"/>
          <style:tab-stop style:type="left" style:position="8.4145in"/>
          <style:tab-stop style:type="left" style:position="9.0506in"/>
          <style:tab-stop style:type="left" style:position="9.6868in"/>
        </style:tab-stops>
      </style:paragraph-properties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51" style:parent-style-name="PreformattedText" style:family="paragraph">
      <style:paragraph-properties fo:text-align="justify" fo:margin-top="0.1041in" fo:margin-bottom="0.1041in"/>
    </style:style>
    <style:style style:name="T652" style:parent-style-name="Strong" style:family="text">
      <style:text-properties style:font-name="Arial" style:font-name-complex="Arial" fo:color="#000000" fo:background-color="#FFFFFF"/>
    </style:style>
    <style:style style:name="P653" style:parent-style-name="Heading2" style:family="paragraph">
      <style:paragraph-properties fo:text-align="justify" fo:margin-top="0.1041in" fo:margin-bottom="0.1041in" fo:margin-left="0.4923in" fo:text-indent="0.4923in">
        <style:tab-stops/>
      </style:paragraph-properties>
    </style:style>
    <style:style style:name="T654" style:parent-style-name="DefaultParagraphFont" style:family="text">
      <style:text-properties style:font-name="Consolas, 'Andale Mono WT', 'An" fo:font-weight="normal" style:font-weight-asian="normal" fo:color="#404040" fo:font-size="9pt" style:font-size-asian="9pt" fo:background-color="#FFFFFF"/>
    </style:style>
    <style:style style:name="T655" style:parent-style-name="DefaultParagraphFont" style:family="text">
      <style:text-properties style:font-name="Courier New" style:font-name-complex="Courier New" fo:color="#555555" fo:font-size="10pt" style:font-size-asian="10pt" style:font-size-complex="10pt" fo:background-color="#FFFFFF"/>
    </style:style>
    <style:style style:name="P656" style:parent-style-name="Textbody" style:family="paragraph">
      <style:paragraph-properties fo:margin-left="0.4923in" fo:text-indent="0.4923in">
        <style:tab-stops/>
      </style:paragraph-properties>
      <style:text-properties style:font-name="Consolas, 'Andale Mono WT', 'An" fo:font-weight="bold" style:font-weight-asian="bold" fo:color="#404040" fo:font-size="9pt" style:font-size-asian="9pt" fo:background-color="#FFFFFF"/>
    </style:style>
    <style:style style:name="P657" style:parent-style-name="Textbody" style:family="paragraph">
      <style:paragraph-properties fo:margin-left="0.4923in" fo:text-indent="0.4923in">
        <style:tab-stops/>
      </style:paragraph-properties>
      <style:text-properties style:font-name="Consolas, 'Andale Mono WT', 'An" fo:font-weight="bold" style:font-weight-asian="bold" fo:color="#404040" fo:font-size="9pt" style:font-size-asian="9pt" fo:background-color="#FFFFFF"/>
    </style:style>
    <style:style style:name="P658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59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60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61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62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63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64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65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66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67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68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69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70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71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72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73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74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75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76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77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78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79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80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81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82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83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84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85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86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87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88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89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90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91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92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93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94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95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96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97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98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699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700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701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702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703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704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705" style:parent-style-name="HTMLPreformatted" style:family="paragraph">
      <style:paragraph-properties fo:border="0.0104in dashed #0392B2" fo:padding="0.1111in" style:shadow="none" style:line-height-at-least="0.2034in" fo:background-color="#FFFFFF"/>
      <style:text-properties style:font-name="Consolas, 'Andale Mono WT', 'An" style:font-name-asian="Droid Sans Fallback" style:font-name-complex="FreeSans" fo:font-weight="bold" style:font-weight-asian="bold" fo:color="#404040" style:letter-kerning="true" fo:font-size="9pt" style:font-size-asian="9pt" style:font-size-complex="12pt" fo:background-color="#FFFFFF" fo:language="en" fo:country="IN" style:language-asian="zh" style:country-asian="CN" style:language-complex="hi" style:country-complex="IN"/>
    </style:style>
    <style:style style:name="P706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707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708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709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710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711" style:parent-style-name="PreformattedText" style:family="paragraph">
      <style:paragraph-properties fo:text-align="justify" fo:margin-top="0.1041in" fo:margin-bottom="0.1041in"/>
    </style:style>
    <style:style style:name="T712" style:parent-style-name="DefaultParagraphFont" style:family="text">
      <style:text-properties style:font-name="Tahoma" style:font-name-asian="Times New Roman" style:font-name-complex="Tahoma" fo:color="#000000"/>
    </style:style>
    <style:style style:name="P713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714" style:parent-style-name="Textbody" style:family="paragraph">
      <style:paragraph-properties fo:text-align="justify" fo:margin-top="0.1041in" fo:margin-bottom="0.1041in"/>
      <style:text-properties style:font-name="Lato, proxima-nova, 'Helvetica " fo:color="#404040"/>
    </style:style>
    <style:style style:name="P715" style:parent-style-name="Textbody" style:family="paragraph">
      <style:paragraph-properties fo:margin-bottom="0in"/>
    </style:style>
    <style:style style:name="P716" style:parent-style-name="PreformattedText" style:family="paragraph">
      <style:paragraph-properties fo:text-align="justify" fo:margin-top="0.1041in" fo:margin-bottom="0.1041in"/>
      <style:text-properties style:font-name="Consolas, 'Andale Mono WT', 'An" fo:color="#404040" fo:font-size="9pt" style:font-size-asian="9pt"/>
    </style:style>
    <style:style style:name="P717" style:parent-style-name="Textbody" style:family="paragraph">
      <style:paragraph-properties fo:text-align="justify" fo:margin-top="0.1041in" fo:margin-bottom="0.1041in"/>
    </style:style>
    <style:style style:name="P718" style:parent-style-name="PreformattedText" style:family="paragraph">
      <style:paragraph-properties fo:text-align="justify" fo:margin-top="0.1041in" fo:margin-bottom="0.1041in"/>
      <style:text-properties style:font-name="Courier New" fo:font-weight="bold" style:font-weight-asian="bold" style:font-weight-complex="bold" fo:color="#323232" fo:font-size="15pt" style:font-size-asian="15pt" style:font-size-complex="15pt"/>
    </style:style>
    <style:style style:name="P719" style:parent-style-name="Textbody" style:family="paragraph">
      <style:text-properties fo:font-weight="bold" style:font-weight-asian="bold" style:font-weight-complex="bold"/>
    </style:style>
    <style:style style:name="P720" style:parent-style-name="Textbody" style:family="paragraph">
      <style:paragraph-properties fo:margin-top="0.2604in" fo:margin-bottom="0.2604in"/>
      <style:text-properties style:font-name="Open Sans" fo:font-weight="bold" style:font-weight-asian="bold" style:font-weight-complex="bold" fo:color="#323232" fo:font-size="12.5pt" style:font-size-asian="12.5pt"/>
    </style:style>
    <style:style style:name="P721" style:parent-style-name="Textbody" style:family="paragraph">
      <style:paragraph-properties fo:text-align="justify" fo:margin-top="0.1041in" fo:margin-bottom="0.1041in" style:line-height-at-least="0.2604in"/>
      <style:text-properties style:font-name="Open Sans" fo:color="#323232" fo:font-size="12.5pt" style:font-size-asian="12.5pt"/>
    </style:style>
  </office:automatic-styles>
  <office:body>
    <office:text text:use-soft-page-breaks="true">
      <text:p text:style-name="P1">Hadoop 2.6 Installing on Ubuntu 14.04 (Single-Node Cluster):</text:p>
      <text:p text:style-name="Standard"><text:span text:style-name="T2"><text:tab/></text:span><text:span text:style-name="T3">For demo purpose we are using psudo single node cluster. The following commands are used in terminal for hadoop<text:s/></text:span><text:span text:style-name="T4">installation,</text:span></text:p>
      <text:p text:style-name="Standard"><text:span text:style-name="T5">step :1<text:s/></text:span><text:span text:style-name="T6">Installing Java</text:span></text:p>
      <text:p text:style-name="P7"><text:span text:style-name="T8">Hadoop framework is written in Java.</text:span><text:span text:style-name="T9">k@laptop:~$ cd ~</text:span></text:p>
      <text:p text:style-name="P10"><text:span text:style-name="T11"># Update the source list</text:span><text:span text:style-name="T12"><text:tab/></text:span></text:p>
      <text:p text:style-name="P13"><text:span text:style-name="T14">k@laptop:~$ sudo apt-get update</text:span></text:p>
      <text:p text:style-name="P15"><text:span text:style-name="T16"># The OpenJDK project is the default version of Java</text:span></text:p>
      <text:p text:style-name="P17"># that is provided from a supported Ubuntu repository.</text:p>
      <text:p text:style-name="P18">k@laptop:~$ sudo apt-get install default-jdk</text:p>
      <text:p text:style-name="P19"/>
      <text:p text:style-name="P20">k@laptop:~$ java -version</text:p>
      <text:p text:style-name="P21">java version "1.7.0_65"</text:p>
      <text:p text:style-name="P22">OpenJDK Runtime Environment (IcedTea 2.5.3) (7u71-2.5.3-0ubuntu0.14.04.1)</text:p>
      <text:p text:style-name="P23">OpenJDK 64-Bit Server VM (build 24.65-b04, mixed mode)</text:p>
      <text:p text:style-name="P24"/>
      <text:p text:style-name="Standard"><text:span text:style-name="T25">step :2 Adding a dedicated H</text:span><text:span text:style-name="T26">adoop user</text:span></text:p>
      <text:p text:style-name="Standard"><text:span text:style-name="T27"><text:s/></text:span><text:span text:style-name="T28">k@laptop:~$ sudo addgroup hadoop</text:span></text:p>
      <text:p text:style-name="P29">Adding group `hadoop'<text:s/>(GID 1002) ...</text:p>
      <text:p text:style-name="P30">Done.</text:p>
      <text:p text:style-name="P31"/>
      <text:p text:style-name="P32">k@laptop:~$ sudo adduser --ingroup hadoop hduser</text:p>
      <text:p text:style-name="P33">Adding user `hduser'<text:s/>...</text:p>
      <text:p text:style-name="P34">Adding new user `hduser' (1001) with group `hadoop' ...</text:p>
      <text:p text:style-name="P35">Creating home directory `/home/hduser' ...</text:p>
      <text:p text:style-name="P36">Copying files from `/etc/skel' ...</text:p>
      <text:p text:style-name="P37">Enter new UNIX password:</text:p>
      <text:p text:style-name="P38">Retype new UNIX password:</text:p>
      <text:p text:style-name="P39">passwd: password updated successfully</text:p>
      <text:soft-page-break/>
      <text:p text:style-name="P40">Changing the user information for hduser</text:p>
      <text:p text:style-name="P41">Enter the new value, or press ENTER for the default</text:p>
      <text:p text:style-name="P42"><text:span text:style-name="T43"><text:s text:c="8"/></text:span><text:span text:style-name="T44">Full Name []:</text:span></text:p>
      <text:p text:style-name="P45"><text:span text:style-name="T46"><text:s text:c="8"/></text:span><text:span text:style-name="T47">Room Number []:</text:span></text:p>
      <text:p text:style-name="P48"><text:span text:style-name="T49"><text:s text:c="8"/></text:span><text:span text:style-name="T50">Work Phone []:</text:span></text:p>
      <text:p text:style-name="P51"><text:span text:style-name="T52"><text:s text:c="8"/></text:span><text:span text:style-name="T53">Home Phone []:</text:span></text:p>
      <text:p text:style-name="P54"><text:span text:style-name="T55"><text:s text:c="8"/></text:span><text:span text:style-name="T56">Other []:</text:span></text:p>
      <text:p text:style-name="P57">Is the information correct? [Y/n] Y</text:p>
      <text:p text:style-name="Textbody"><text:span text:style-name="T58">step : 3 Installing SSH</text:span></text:p>
      <text:p text:style-name="P59"><text:span text:style-name="T60">ssh<text:s/></text:span><text:span text:style-name="T61">has two ma</text:span><text:span text:style-name="T62">in components:</text:span></text:p>
      <text:list text:style-name="LFO1" text:continue-numbering="true">
        <text:list-item>
          <text:p text:style-name="P63"><text:span text:style-name="T64">ssh</text:span><text:span text:style-name="T65">: The command we use to connect to remote machines - the client.</text:span></text:p>
        </text:list-item>
        <text:list-item>
          <text:p text:style-name="P66"><text:span text:style-name="T67">sshd</text:span><text:span text:style-name="T68">: The daemon that is running on the server and allows clients to connect to the server.</text:span></text:p>
        </text:list-item>
      </text:list>
      <text:p text:style-name="P69"><text:span text:style-name="T70">The<text:s/></text:span><text:span text:style-name="T71">ssh<text:s/></text:span><text:span text:style-name="T72">is pre-enabled on Linux, but in order to start<text:s/></text:span><text:span text:style-name="T73">sshd<text:s/></text:span><text:span text:style-name="T74">daemon, we need to<text:s/></text:span><text:span text:style-name="T75">install<text:s/></text:span><text:span text:style-name="T76">ssh</text:span><text:span text:style-name="T77">first. Use this command to do that :</text:span></text:p>
      <text:p text:style-name="P78">k@laptop:~$ sudo apt-get install ssh</text:p>
      <text:p text:style-name="P79">Create and Setup SSH Certificates</text:p>
      <text:p text:style-name="P80">Hadoop uses SSH (to access its nodes) which would normally require the user to enter a password. However, this requirement can be<text:s/>eliminated by creating and setting up SSH certificates using the following commands. If asked for a filename just leave it blank and press the enter key to continue.</text:p>
      <text:p text:style-name="Textbody"><text:line-break/><text:span text:style-name="T81">k@laptop:~$ su hduser</text:span></text:p>
      <text:p text:style-name="P82">Password:</text:p>
      <text:p text:style-name="P83">hduser@laptop:~$ ssh-keygen -t rsa -P ""</text:p>
      <text:p text:style-name="P84">Generating public/private rsa key pair.</text:p>
      <text:p text:style-name="P85">Enter file in which to save the key (/home/hduser/.ssh/id_rsa):</text:p>
      <text:p text:style-name="P86">Created directory '/home/hduser/.ssh'.</text:p>
      <text:p text:style-name="P87">Your identification has been saved in /home/hduser/.ssh/id_rsa.</text:p>
      <text:p text:style-name="P88">Your public key has been saved in /home/hduser/.ssh/id_rsa.pub.</text:p>
      <text:soft-page-break/>
      <text:p text:style-name="P89">The key fingerprint is:</text:p>
      <text:p text:style-name="P90">50:6b:f3:fc:0f:32:bf:30:79:c2:41:71:26:cc:7d:e3 hduser@laptop</text:p>
      <text:p text:style-name="P91">The key's randomart image is:</text:p>
      <text:p text:style-name="P92">+--[ RSA 2048]----+</text:p>
      <text:p text:style-name="P93">| <text:s text:c="7"/>.oo.o <text:s text:c="3"/>|</text:p>
      <text:p text:style-name="P94">| <text:s text:c="6"/>. .o=. o <text:s/>|</text:p>
      <text:p text:style-name="P95">| <text:s text:c="5"/>. + . <text:s/>o . |</text:p>
      <text:p text:style-name="P96">| <text:s text:c="6"/>o = <text:s text:c="3"/>E <text:s/>|</text:p>
      <text:p text:style-name="P97">| <text:s text:c="7"/>S + <text:s text:c="5"/>|</text:p>
      <text:p text:style-name="P98">| <text:s text:c="8"/>. + <text:s text:c="4"/>|</text:p>
      <text:p text:style-name="P99">| <text:s text:c="9"/>O + <text:s text:c="3"/>|</text:p>
      <text:p text:style-name="P100">| <text:s text:c="10"/>O o <text:s text:c="2"/>|</text:p>
      <text:p text:style-name="P101">| <text:s text:c="11"/>o.. <text:s/>|</text:p>
      <text:p text:style-name="P102">+-----------------+</text:p>
      <text:p text:style-name="Textbody"><text:line-break/>su- this command is use to switch user(i.e from normal user to hduser)</text:p>
      <text:p text:style-name="P103">The following command adds the newly created key to the list of authorized keys so that Hadoop can use<text:s/>ssh without prompting for a password.</text:p>
      <text:p text:style-name="P104">hduser@laptop:/home/k$ cat $HOME/.ssh/id_rsa.pub &gt;&gt;<text:s/>$HOME/.ssh/authorized_keys</text:p>
      <text:p text:style-name="P105"/>
      <text:p text:style-name="P106"><text:span text:style-name="T107">We can check if ssh works:</text:span></text:p>
      <text:p text:style-name="P108">hduser@laptop:/home/k$ ssh localhost</text:p>
      <text:p text:style-name="P109">The authenticity of host 'localhost (127.0.0.1)' can't be established.</text:p>
      <text:p text:style-name="P110">ECDSA key fingerprint is e1:8b:a0:a5:75:ef:f4:b4:5e:a9:ed:be:64:be:5c:2f.</text:p>
      <text:p text:style-name="P111">Are you sure you want to continue connecting (yes/no)? yes</text:p>
      <text:p text:style-name="P112">Warning: Permanently added 'localhost' (ECDSA) to the list of known hosts.</text:p>
      <text:p text:style-name="P113">Welcome to Ubuntu 14.04.1 LTS (GNU/Linux 3.13.0-40-generic x86_64)</text:p>
      <text:p text:style-name="P114">...</text:p>
      <text:p text:style-name="P115">step : 4 Install Hadoop</text:p>
      <text:p text:style-name="P116">hduser@laptop:~$ wget http://mirrors.sonic.net/apache/hadoop/common/hadoop-2.6.0/hadoop-2.6.0.tar.gz</text:p>
      <text:p text:style-name="P117">hduser@laptop:~$ tar xvzf hadoop-2.6.0.tar.gz</text:p>
      <text:soft-page-break/>
      <text:p text:style-name="P118">xvzf- this command will extract the tar file.</text:p>
      <text:p text:style-name="P119"><text:span text:style-name="T120">We want to move the Hadoop installation to the<text:s/></text:span><text:span text:style-name="T121">/usr/local/hadoop<text:s/></text:span><text:span text:style-name="T122">directory <text:s/>, normally we <text:s/>cannot able to<text:s/></text:span><text:span text:style-name="T123">move so <text:s/>we are giving the<text:s/></text:span><text:span text:style-name="T124">root priviledge to hduser</text:span><text:span text:style-name="T125"><text:s/>using the following command:</text:span></text:p>
      <text:p text:style-name="P126">hduser@laptop:~/hadoop-2.6.0$ su k</text:p>
      <text:p text:style-name="P127"><text:span text:style-name="T128">Password:</text:span></text:p>
      <text:p text:style-name="P129">k@laptop:/home/hduser$ sudo adduser hduser sudo</text:p>
      <text:p text:style-name="P130">[sudo] password for k:</text:p>
      <text:p text:style-name="P131">Adding user `hduser' to group `sudo' ...</text:p>
      <text:p text:style-name="P132">Adding user hduser to group sudo</text:p>
      <text:p text:style-name="P133">Done.</text:p>
      <text:p text:style-name="P134"><text:span text:style-name="T135">Now we can move the Hadoop installation to the<text:s/></text:span><text:span text:style-name="T136">/usr/local/hadoop<text:s/></text:span><text:span text:style-name="T137">directory without any problem:</text:span></text:p>
      <text:p text:style-name="P138"><text:span text:style-name="T139">k@laptop:/home/hduser$ sudo su hduser</text:span></text:p>
      <text:p text:style-name="P140">hduser@laptop:~/hadoop-2.6.0$ sudo mv * /usr/local/hadoop</text:p>
      <text:p text:style-name="P141">hduser@laptop:~/hadoop-2.6.0$ sudo chown<text:s/>-R hduser:hadoop /usr/local/hadoop</text:p>
      <text:p text:style-name="P142"><text:span text:style-name="T143">The hadooop installation part is over there are certain configuration we need to done before running hadoop.</text:span></text:p>
      <text:p text:style-name="P144">Setup Configuration Files</text:p>
      <text:p text:style-name="Standard"><text:span text:style-name="T145">1. ~/.bashrc</text:span><text:span text:style-name="T146">:</text:span></text:p>
      <text:p text:style-name="Standard"/>
      <text:p text:style-name="P147">hduser@laptop:~$ vi ~/.bashrc</text:p>
      <text:p text:style-name="P148"><text:s/></text:p>
      <text:p text:style-name="PreformattedText"><text:span text:style-name="T149">vi – using this command we can edit<text:s/></text:span><text:span text:style-name="T150">the files in terminal.</text:span></text:p>
      <text:p text:style-name="PreformattedText"><text:span text:style-name="T151">The following commands are to be added to the bashrc file.</text:span></text:p>
      <text:p text:style-name="P152">#HADOOP VARIABLES START</text:p>
      <text:p text:style-name="P153">export JAVA_HOME=/usr/lib/jvm/java-7-openjdk-amd64</text:p>
      <text:p text:style-name="P154">export HADOOP_INSTALL=/usr/local/hadoop</text:p>
      <text:p text:style-name="P155">export PATH=$PATH:$HADOOP_INSTALL/bin</text:p>
      <text:p text:style-name="P156">export PATH=$PATH:$HADOOP_INSTALL/sbin</text:p>
      <text:p text:style-name="P157">export HADOOP_MAPRED_HOME=$HADOOP_INSTALL</text:p>
      <text:p text:style-name="P158">export HADOOP_COMMON_HOME=$HADOOP_INSTALL</text:p>
      <text:p text:style-name="P159">export HADOOP_HDFS_HOME=$HADOOP_INSTALL</text:p>
      <text:p text:style-name="P160">export YARN_HOME=$HADOOP_INSTALL</text:p>
      <text:p text:style-name="P161">export HADOOP_COMMON_LIB_NATIVE_DIR=$HADOOP_INSTALL/lib/native</text:p>
      <text:p text:style-name="P162">export HADOOP_OPTS="-Djava.library.path=$HADOOP_INSTALL/lib"</text:p>
      <text:soft-page-break/>
      <text:p text:style-name="P163">#HADOOP VARIABLES END</text:p>
      <text:p text:style-name="P164"/>
      <text:p text:style-name="P165"><text:span text:style-name="T166">hduser@laptop:~$ source ~/.bashrc</text:span></text:p>
      <text:p text:style-name="Textbody">source – using this command we can save the edited <text:s/>files.</text:p>
      <text:p text:style-name="Textbody"><text:span text:style-name="T167">2. /usr/local/hadoop/etc/hadoop/hadoop-env.sh</text:span><text:line-break/></text:p>
      <text:p text:style-name="P168">hduser@laptop:~$ vi /usr/local/hadoop/etc/hadoop/hadoop-env.sh</text:p>
      <text:p text:style-name="P169"/>
      <text:p text:style-name="P170">export JAVA_HOME=/usr/lib/jvm/java-7-openjdk-amd64</text:p>
      <text:p text:style-name="P171"><text:span text:style-name="T172">Adding the above statement in the<text:s/></text:span><text:span text:style-name="T173">hadoop-env.sh<text:s/></text:span><text:span text:style-name="T174">file ensures that the value of JAVA_HOME variable will be available to Hadoop whenever it<text:s/></text:span><text:span text:style-name="T175">is started up.</text:span></text:p>
      <text:p text:style-name="P176"><text:span text:style-name="T177">3. /usr/local/hadoop/etc/hadoop/core-site.xml</text:span><text:span text:style-name="T178">:</text:span></text:p>
      <text:p text:style-name="P179"><text:span text:style-name="T180">The<text:s/></text:span><text:span text:style-name="T181">/usr/local/hadoop/etc/hadoop/core-site.xml<text:s/></text:span><text:span text:style-name="T182">file contains configuration properties that Hadoop uses when starting up.This file can be used to override the default settings that Hadoop starts<text:s/></text:span><text:span text:style-name="T183">with.</text:span></text:p>
      <text:p text:style-name="P184">hduser@laptop:~$ sudo mkdir -p /app/hadoop/tmp</text:p>
      <text:p text:style-name="P185">hduser@laptop:~$ sudo chown hduser:hadoop /app/hadoop/tmp</text:p>
      <text:p text:style-name="P186">Open the file and enter the following in between the &lt;configuration&gt;&lt;/configuration&gt; tag:</text:p>
      <text:p text:style-name="P187">hduser@laptop:~$ vi /usr/local/hadoop/etc/hadoop/core-site.xml</text:p>
      <text:p text:style-name="P188"/>
      <text:p text:style-name="P189">&lt;configuration&gt;</text:p>
      <text:p text:style-name="P190"><text:span text:style-name="T191"><text:s/></text:span><text:span text:style-name="T192">&lt;property&gt;</text:span></text:p>
      <text:p text:style-name="P193"><text:span text:style-name="T194"><text:s text:c="2"/></text:span><text:span text:style-name="T195">&lt;name&gt;hadoop.tmp.dir&lt;/name&gt;</text:span></text:p>
      <text:p text:style-name="P196"><text:span text:style-name="T197"><text:s text:c="2"/></text:span><text:span text:style-name="T198">&lt;value&gt;/app/hadoop/tmp&lt;/value&gt;</text:span></text:p>
      <text:p text:style-name="P199"><text:span text:style-name="T200"><text:s text:c="2"/></text:span><text:span text:style-name="T201">&lt;description&gt;A base for other temporary directories.&lt;/description&gt;</text:span></text:p>
      <text:p text:style-name="P202"><text:span text:style-name="T203"><text:s/></text:span><text:span text:style-name="T204">&lt;/property&gt;</text:span></text:p>
      <text:p text:style-name="P205"/>
      <text:p text:style-name="P206"><text:span text:style-name="T207"><text:s/></text:span><text:span text:style-name="T208">&lt;property&gt;</text:span></text:p>
      <text:p text:style-name="P209"><text:span text:style-name="T210"><text:s text:c="2"/></text:span><text:span text:style-name="T211">&lt;name&gt;fs.default.name&lt;/name&gt;</text:span></text:p>
      <text:p text:style-name="P212"><text:span text:style-name="T213"><text:s text:c="2"/></text:span><text:span text:style-name="T214">&lt;value&gt;hdfs://localhost:5431</text:span><text:span text:style-name="T215">0&lt;/value&gt;</text:span></text:p>
      <text:p text:style-name="P216"><text:span text:style-name="T217"><text:s text:c="2"/></text:span><text:span text:style-name="T218">&lt;description&gt;The name of the default file system. <text:s/>A URI whose</text:span></text:p>
      <text:p text:style-name="P219"><text:span text:style-name="T220"><text:s text:c="2"/></text:span><text:span text:style-name="T221">scheme and authority determine the FileSystem implementation. <text:s/>The</text:span></text:p>
      <text:soft-page-break/>
      <text:p text:style-name="P222"><text:span text:style-name="T223"><text:s text:c="2"/></text:span><text:span text:style-name="T224">uri's scheme determines the config property (fs.SCHEME.impl) naming</text:span></text:p>
      <text:p text:style-name="P225"><text:span text:style-name="T226"><text:s text:c="2"/></text:span><text:span text:style-name="T227">the FileSystem implementation class. <text:s/>Th</text:span><text:span text:style-name="T228">e uri's authority is used to</text:span></text:p>
      <text:p text:style-name="P229"><text:span text:style-name="T230"><text:s text:c="2"/></text:span><text:span text:style-name="T231">determine the host, port, etc. for a filesystem.&lt;/description&gt;</text:span></text:p>
      <text:p text:style-name="P232"><text:span text:style-name="T233"><text:s/></text:span><text:span text:style-name="T234">&lt;/property&gt;</text:span></text:p>
      <text:p text:style-name="P235">&lt;/configuration&gt;</text:p>
      <text:p text:style-name="Textbody"/>
      <text:p text:style-name="P236">4. /usr/local/hadoop/etc/hadoop/mapred-site.xml</text:p>
      <text:p text:style-name="P237"><text:span text:style-name="T238">By default, the<text:s/></text:span><text:span text:style-name="T239">/usr/local/hadoop/etc/hadoop/<text:s/></text:span><text:span text:style-name="T240">folder contains</text:span><text:span text:style-name="T241"><text:line-break/></text:span><text:span text:style-name="T242">/usr/local/hadoop/etc/hadoop/mapred-site.xml.template</text:span><text:span text:style-name="T243"><text:line-break/></text:span><text:span text:style-name="T244">file which has to be renamed/copied with the name<text:s/></text:span><text:span text:style-name="T245">mapred-site.xml</text:span><text:span text:style-name="T246">:</text:span></text:p>
      <text:p text:style-name="P247">hduser@laptop:~$ cp /usr/local/hadoop/etc/hadoop/mapred-site.xml.template /usr/local/hadoop/etc/hadoop/mapred-site.xml</text:p>
      <text:p text:style-name="P248"><text:span text:style-name="T249">The<text:s/></text:span><text:span text:style-name="T250">mapred-site.</text:span><text:span text:style-name="T251">xml<text:s/></text:span><text:span text:style-name="T252">file is used to specify which framework is being used for MapReduce.</text:span><text:span text:style-name="T253"><text:line-break/></text:span><text:span text:style-name="T254">We need to enter the following content in between the &lt;configuration&gt;&lt;/configuration&gt; tag:</text:span></text:p>
      <text:p text:style-name="P255">&lt;configuration&gt;</text:p>
      <text:p text:style-name="P256"><text:span text:style-name="T257"><text:s/></text:span><text:span text:style-name="T258">&lt;property&gt;</text:span></text:p>
      <text:p text:style-name="P259"><text:span text:style-name="T260"><text:s text:c="2"/></text:span><text:span text:style-name="T261">&lt;name&gt;mapred.job.tracker&lt;/name&gt;</text:span></text:p>
      <text:p text:style-name="P262"><text:span text:style-name="T263"><text:s text:c="2"/></text:span><text:span text:style-name="T264">&lt;value&gt;localhost:54311&lt;/valu</text:span><text:span text:style-name="T265">e&gt;</text:span></text:p>
      <text:p text:style-name="P266"><text:span text:style-name="T267"><text:s text:c="2"/></text:span><text:span text:style-name="T268">&lt;description&gt;The host and port that the MapReduce job tracker runs</text:span></text:p>
      <text:p text:style-name="P269"><text:span text:style-name="T270"><text:s text:c="2"/></text:span><text:span text:style-name="T271">at. <text:s/>If "local", then jobs are run in-process as a single map</text:span></text:p>
      <text:p text:style-name="P272"><text:span text:style-name="T273"><text:s text:c="2"/></text:span><text:span text:style-name="T274">and reduce task.</text:span></text:p>
      <text:p text:style-name="P275"><text:span text:style-name="T276"><text:s text:c="2"/></text:span><text:span text:style-name="T277">&lt;/description&gt;</text:span></text:p>
      <text:p text:style-name="P278"><text:span text:style-name="T279"><text:s/></text:span><text:span text:style-name="T280">&lt;/property&gt;</text:span></text:p>
      <text:p text:style-name="P281">&lt;/configuration&gt;</text:p>
      <text:p text:style-name="Textbody"><text:line-break/></text:p>
      <text:p text:style-name="P282">5. /usr/local/hadoop/etc/hadoop/hdfs-site.xml</text:p>
      <text:p text:style-name="P283"><text:span text:style-name="T284">The<text:s/></text:span><text:span text:style-name="T285">/usr/local/hadoop/etc/hadoop/hdfs-site.xml<text:s/></text:span><text:span text:style-name="T286">file needs to be configured for each host in the cluster that is being used.It is used to specify the directories which will be used as the<text:s/></text:span><text:span text:style-name="T287">namenode</text:span><text:span text:style-name="T288">and the</text:span><text:span text:style-name="T289">datanode</text:span><text:span text:style-name="T290">on that host.Before editing this file, we need to<text:s/></text:span><text:span text:style-name="T291">create two directories which will contain the namenode and the datanode for this Hadoop installation.</text:span><text:span text:style-name="T292"><text:line-break/></text:span><text:span text:style-name="T293">This can be done using the following commands:</text:span></text:p>
      <text:soft-page-break/>
      <text:p text:style-name="P294">hduser@laptop:~$ sudo mkdir -p /usr/local/hadoop_store/hdfs/namenode</text:p>
      <text:p text:style-name="P295">hduser@laptop:~$ sudo mkdir -p /usr/local/hadoop_store/hdfs/datanode</text:p>
      <text:p text:style-name="P296">hduser@laptop:~$ sudo chown -R hduser:hadoop /usr/local/hadoop_store</text:p>
      <text:p text:style-name="P297">Open the file and enter the following content in between the &lt;configuration&gt;&lt;/configuration&gt; tag:</text:p>
      <text:p text:style-name="P298">hduser@laptop:~$ vi /usr/local/hadoop/etc/hadoop/hdfs-site.xml</text:p>
      <text:p text:style-name="P299"/>
      <text:p text:style-name="P300">&lt;configuration&gt;</text:p>
      <text:p text:style-name="P301"><text:span text:style-name="T302"><text:s/></text:span><text:span text:style-name="T303">&lt;property&gt;</text:span></text:p>
      <text:p text:style-name="P304"><text:span text:style-name="T305"><text:s text:c="2"/></text:span><text:span text:style-name="T306">&lt;name&gt;dfs.replication&lt;/name&gt;</text:span></text:p>
      <text:p text:style-name="P307"><text:span text:style-name="T308"><text:s text:c="2"/></text:span><text:span text:style-name="T309">&lt;value&gt;1&lt;/value&gt;</text:span></text:p>
      <text:p text:style-name="P310"><text:span text:style-name="T311"><text:s text:c="2"/></text:span><text:span text:style-name="T312">&lt;description&gt;Default block replication.</text:span></text:p>
      <text:p text:style-name="P313"><text:span text:style-name="T314"><text:s text:c="2"/></text:span><text:span text:style-name="T315">The actual number of replications can be specified when the file is created.</text:span></text:p>
      <text:p text:style-name="P316"><text:span text:style-name="T317"><text:s text:c="2"/></text:span><text:span text:style-name="T318">The default is used if replication is not<text:s/></text:span><text:span text:style-name="T319">specified in create time.</text:span></text:p>
      <text:p text:style-name="P320"><text:span text:style-name="T321"><text:s text:c="2"/></text:span><text:span text:style-name="T322">&lt;/description&gt;</text:span></text:p>
      <text:p text:style-name="P323"><text:span text:style-name="T324"><text:s/></text:span><text:span text:style-name="T325">&lt;/property&gt;</text:span></text:p>
      <text:p text:style-name="P326"><text:span text:style-name="T327"><text:s/></text:span><text:span text:style-name="T328">&lt;property&gt;</text:span></text:p>
      <text:p text:style-name="P329"><text:span text:style-name="T330"><text:s text:c="3"/></text:span><text:span text:style-name="T331">&lt;name&gt;dfs.namenode.name.dir&lt;/name&gt;</text:span></text:p>
      <text:p text:style-name="P332"><text:span text:style-name="T333"><text:s text:c="3"/></text:span><text:span text:style-name="T334">&lt;value&gt;file:/usr/local/hadoop_store/hdfs/namenode&lt;/value&gt;</text:span></text:p>
      <text:p text:style-name="P335"><text:span text:style-name="T336"><text:s/></text:span><text:span text:style-name="T337">&lt;/property&gt;</text:span></text:p>
      <text:p text:style-name="P338"><text:span text:style-name="T339"><text:s/></text:span><text:span text:style-name="T340">&lt;property3. /usr/local/hadoop/etc/hadoop/core-site.xml:</text:span></text:p>
      <text:p text:style-name="P341"/>
      <text:p text:style-name="P342"><text:span text:style-name="T343">The<text:s/></text:span><text:span text:style-name="T344">/usr/local/hadoop/etc/hadoop/core-site.xml file contains configuration properties that Hadoop uses when starting up.</text:span></text:p>
      <text:p text:style-name="P345"><text:span text:style-name="T346">This file can be used to override the default settings that Hadoop starts with.</text:span></text:p>
      <text:p text:style-name="P347"/>
      <text:p text:style-name="P348"><text:span text:style-name="T349">hduser@laptop:~$ sudo mkdir -p /app/hadoop/tmp</text:span></text:p>
      <text:p text:style-name="P350"><text:span text:style-name="T351">hduser@lap</text:span><text:span text:style-name="T352">top:~$ sudo chown hduser:hadoop /app/hadoop/tmp</text:span></text:p>
      <text:p text:style-name="P353"><text:span text:style-name="T354">Open the file and enter the following in between the &lt;configuration&gt;&lt;/configuration&gt; tag:</text:span></text:p>
      <text:p text:style-name="P355"/>
      <text:p text:style-name="P356"><text:span text:style-name="T357">hduser@laptop:~$ vi /usr/local/hadoop/etc/hadoop/core-site.xml</text:span></text:p>
      <text:p text:style-name="P358"/>
      <text:p text:style-name="P359"><text:span text:style-name="T360">&lt;configuration&gt;</text:span></text:p>
      <text:p text:style-name="P361"><text:span text:style-name="T362"><text:s/>&lt;property&gt;</text:span></text:p>
      <text:soft-page-break/>
      <text:p text:style-name="P363"><text:span text:style-name="T364"><text:s text:c="2"/>&lt;name&gt;hadoop.tmp.dir&lt;/n</text:span><text:span text:style-name="T365">ame&gt;</text:span></text:p>
      <text:p text:style-name="P366"><text:span text:style-name="T367"><text:s text:c="2"/>&lt;value&gt;/app/hadoop/tmp&lt;/value&gt;</text:span></text:p>
      <text:p text:style-name="P368"><text:span text:style-name="T369"><text:s text:c="2"/>&lt;description&gt;A base for other temporary directories.&lt;/description&gt;</text:span></text:p>
      <text:p text:style-name="P370"><text:span text:style-name="T371"><text:s/>&lt;/property&gt;</text:span></text:p>
      <text:p text:style-name="P372"/>
      <text:p text:style-name="P373"><text:span text:style-name="T374"><text:s/>&lt;property&gt;</text:span></text:p>
      <text:p text:style-name="P375"><text:span text:style-name="T376"><text:s text:c="2"/>&lt;name&gt;fs.default.name&lt;/name&gt;</text:span></text:p>
      <text:p text:style-name="P377"><text:span text:style-name="T378"><text:s text:c="2"/>&lt;value&gt;hdfs://localhost:54310&lt;/value&gt;</text:span></text:p>
      <text:p text:style-name="P379"><text:span text:style-name="T380"><text:s text:c="2"/>&lt;description&gt;The name of the default file system.<text:s/></text:span><text:span text:style-name="T381"><text:s/>A URI whose</text:span></text:p>
      <text:p text:style-name="P382"><text:span text:style-name="T383"><text:s text:c="2"/>scheme and authority determine the FileSystem implementation. <text:s/>The</text:span></text:p>
      <text:p text:style-name="P384"><text:span text:style-name="T385"><text:s text:c="2"/>uri's scheme determines the config property (fs.SCHEME.impl) naming</text:span></text:p>
      <text:p text:style-name="P386"><text:span text:style-name="T387"><text:s text:c="2"/>the FileSystem implementation class. <text:s/>The uri's authority is used to</text:span></text:p>
      <text:p text:style-name="P388"><text:span text:style-name="T389"><text:s text:c="2"/>determine the host, port, etc.<text:s/></text:span><text:span text:style-name="T390">for a filesystem.&lt;/description&gt;</text:span></text:p>
      <text:p text:style-name="P391"><text:span text:style-name="T392"><text:s/>&lt;/property&gt;</text:span></text:p>
      <text:p text:style-name="P393"><text:span text:style-name="T394">&lt;/configuration&gt;</text:span></text:p>
      <text:p text:style-name="P395"/>
      <text:p text:style-name="P396"/>
      <text:p text:style-name="P397"><text:span text:style-name="T398">4. /usr/local/hadoop/etc/hadoop/mapred-site.xml</text:span></text:p>
      <text:p text:style-name="P399"/>
      <text:p text:style-name="P400"><text:span text:style-name="T401">By default, the /usr/local/hadoop/etc/hadoop/ folder contains</text:span></text:p>
      <text:p text:style-name="P402"><text:span text:style-name="T403">/usr/local/hadoop/etc/hadoop/mapred-site.xml.template</text:span></text:p>
      <text:p text:style-name="P404"><text:span text:style-name="T405">file which has to be rena</text:span><text:span text:style-name="T406">med/copied with the name mapred-site.xml:</text:span></text:p>
      <text:p text:style-name="P407"/>
      <text:p text:style-name="P408"><text:span text:style-name="T409">hduser@laptop:~$ cp /usr/local/hadoop/etc/hadoop/mapred-site.xml.template /usr/local/hadoop/etc/hadoop/mapred-site.xml</text:span></text:p>
      <text:p text:style-name="P410"><text:span text:style-name="T411">The mapred-site.xml file is used to specify which framework is being used for MapReduce.</text:span></text:p>
      <text:p text:style-name="P412"><text:span text:style-name="T413">We<text:s/></text:span><text:span text:style-name="T414">need to enter the following content in between the &lt;configuration&gt;&lt;/configuration&gt; tag:</text:span></text:p>
      <text:p text:style-name="P415"/>
      <text:p text:style-name="P416"><text:span text:style-name="T417">&lt;configuration&gt;</text:span></text:p>
      <text:p text:style-name="P418"><text:span text:style-name="T419"><text:s/>&lt;property&gt;</text:span></text:p>
      <text:p text:style-name="P420"><text:span text:style-name="T421"><text:s text:c="2"/>&lt;name&gt;mapred.job.tracker&lt;/name&gt;</text:span></text:p>
      <text:p text:style-name="P422"><text:span text:style-name="T423"><text:s text:c="2"/>&lt;value&gt;localhost:54311&lt;/value&gt;</text:span></text:p>
      <text:p text:style-name="P424"><text:span text:style-name="T425"><text:s text:c="2"/>&lt;description&gt;The host and port that the MapReduce job tracker runs</text:span></text:p>
      <text:p text:style-name="P426"><text:span text:style-name="T427"><text:s text:c="2"/></text:span><text:span text:style-name="T428">at. <text:s/>If "local", then jobs are run in-process as a single map</text:span></text:p>
      <text:p text:style-name="P429"><text:span text:style-name="T430"><text:s text:c="2"/>and reduce task.</text:span></text:p>
      <text:soft-page-break/>
      <text:p text:style-name="P431"><text:span text:style-name="T432"><text:s text:c="2"/>&lt;/description&gt;</text:span></text:p>
      <text:p text:style-name="P433"><text:span text:style-name="T434"><text:s/>&lt;/property&gt;</text:span></text:p>
      <text:p text:style-name="P435"><text:span text:style-name="T436">&lt;/configuration&gt;</text:span></text:p>
      <text:p text:style-name="P437"/>
      <text:p text:style-name="P438"/>
      <text:p text:style-name="P439"/>
      <text:p text:style-name="P440"><text:span text:style-name="T441">5. /usr/local/hadoop/etc/hadoop/hdfs-site.xml</text:span></text:p>
      <text:p text:style-name="P442"/>
      <text:p text:style-name="P443"><text:span text:style-name="T444">The /usr/local/hadoop/etc/hadoop/hdfs-site.xml file needs to be configured for</text:span><text:span text:style-name="T445"><text:s/>each host in the cluster that is being used.</text:span></text:p>
      <text:p text:style-name="P446"><text:span text:style-name="T447">It is used to specify the directories which will be used as the namenode and the datanode on that host.</text:span></text:p>
      <text:p text:style-name="P448"/>
      <text:p text:style-name="P449"><text:span text:style-name="T450">Before editing this file, we need to create two directories which will contain the namenode and the data</text:span><text:span text:style-name="T451">node for this Hadoop installation.</text:span></text:p>
      <text:p text:style-name="P452"><text:span text:style-name="T453">This can be done using the following commands:</text:span></text:p>
      <text:p text:style-name="P454"/>
      <text:p text:style-name="P455"><text:span text:style-name="T456">hduser@laptop:~$ sudo mkdir -p /usr/local/hadoop_store/hdfs/namenode</text:span></text:p>
      <text:p text:style-name="P457"><text:span text:style-name="T458">hduser@laptop:~$ sudo mkdir -p /usr/local/hadoop_store/hdfs/datanode</text:span></text:p>
      <text:p text:style-name="P459"><text:span text:style-name="T460">hduser@laptop:~$ sudo chown -R hdu</text:span><text:span text:style-name="T461">ser:hadoop /usr/local/hadoop_store</text:span></text:p>
      <text:p text:style-name="P462"><text:span text:style-name="T463">Open the file and enter the following content in between the &lt;configuration&gt;&lt;/configuration&gt; tag:</text:span></text:p>
      <text:p text:style-name="P464"/>
      <text:p text:style-name="P465"><text:span text:style-name="T466">hduser@laptop:~$ vi /usr/local/hadoop/etc/hadoop/hdfs-site.xml</text:span></text:p>
      <text:p text:style-name="P467"/>
      <text:p text:style-name="P468"><text:span text:style-name="T469">&lt;configuration&gt;</text:span></text:p>
      <text:p text:style-name="P470"><text:span text:style-name="T471"><text:s/>&lt;property&gt;</text:span></text:p>
      <text:p text:style-name="P472"><text:span text:style-name="T473"><text:s text:c="2"/>&lt;name&gt;dfs.replication&lt;/name&gt;</text:span></text:p>
      <text:p text:style-name="P474"><text:span text:style-name="T475"><text:s text:c="2"/>&lt;value&gt;1&lt;/value&gt;</text:span></text:p>
      <text:p text:style-name="P476"><text:span text:style-name="T477"><text:s text:c="2"/>&lt;description&gt;Default block replication.</text:span></text:p>
      <text:p text:style-name="P478"><text:span text:style-name="T479"><text:s text:c="2"/>The actual number of replications can be specified when the file is created.</text:span></text:p>
      <text:p text:style-name="P480"><text:span text:style-name="T481"><text:s text:c="2"/>The default is used if replication is not specified in create time.</text:span></text:p>
      <text:p text:style-name="P482"><text:span text:style-name="T483"><text:s text:c="2"/>&lt;/description&gt;</text:span></text:p>
      <text:p text:style-name="P484"><text:span text:style-name="T485"><text:s/>&lt;/property&gt;</text:span></text:p>
      <text:p text:style-name="P486"><text:span text:style-name="T487"><text:s/>&lt;property&gt;</text:span></text:p>
      <text:p text:style-name="P488"><text:span text:style-name="T489"><text:s text:c="3"/></text:span><text:span text:style-name="T490">&lt;name&gt;dfs.namenode.name.dir&lt;/name&gt;</text:span></text:p>
      <text:p text:style-name="P491"><text:span text:style-name="T492"><text:s text:c="3"/>&lt;value&gt;file:/usr/local/hadoop_store/hdfs/namenode&lt;/value&gt;</text:span></text:p>
      <text:soft-page-break/>
      <text:p text:style-name="P493"><text:span text:style-name="T494"><text:s/>&lt;/property&gt;</text:span></text:p>
      <text:p text:style-name="P495"><text:span text:style-name="T496"><text:s/>&lt;property&gt;</text:span></text:p>
      <text:p text:style-name="P497"><text:span text:style-name="T498"><text:s text:c="3"/>&lt;name&gt;dfs.datanode.data.dir&lt;/name&gt;</text:span></text:p>
      <text:p text:style-name="P499"><text:span text:style-name="T500"><text:s text:c="3"/>&lt;value&gt;file:/usr/local/hadoop_store/hdfs/datanode&lt;/value&gt;</text:span></text:p>
      <text:p text:style-name="P501"><text:span text:style-name="T502"><text:s/>&lt;/property&gt;</text:span></text:p>
      <text:p text:style-name="P503"><text:span text:style-name="T504">&lt;/configuration&gt;&gt;</text:span></text:p>
      <text:p text:style-name="P505"><text:span text:style-name="T506"><text:s text:c="3"/></text:span><text:span text:style-name="T507">&lt;</text:span><text:span text:style-name="T508">name&gt;dfs.datanode.data.dir&lt;/name&gt;</text:span></text:p>
      <text:p text:style-name="P509"><text:span text:style-name="T510"><text:s text:c="3"/></text:span><text:span text:style-name="T511">&lt;value&gt;file:/usr/local/hadoop_store/hdfs/datanode&lt;/value&gt;</text:span></text:p>
      <text:p text:style-name="P512"><text:span text:style-name="T513"><text:s/></text:span><text:span text:style-name="T514">&lt;/property&gt;</text:span></text:p>
      <text:p text:style-name="P515"><text:span text:style-name="T516">&lt;/configuration&gt;</text:span></text:p>
      <text:p text:style-name="P517">Format the New Hadoop Filesystem</text:p>
      <text:p text:style-name="P518"><text:span text:style-name="T519">Now, the Hadoop file system needs to be formatted so that we can start to use it. The format comma</text:span><text:span text:style-name="T520">nd should be issued with write permission since it creates<text:s/></text:span><text:span text:style-name="T521">current<text:s/></text:span><text:span text:style-name="T522">directory</text:span><text:span text:style-name="T523"><text:line-break/></text:span><text:span text:style-name="T524">under<text:s/></text:span><text:span text:style-name="T525">/usr/local/hadoop_store/hdfs/namenode f</text:span><text:span text:style-name="T526">older:</text:span></text:p>
      <text:p text:style-name="P527">The format command is as follows,</text:p>
      <text:p text:style-name="P528">hduser@laptop:~$ hadoop namenode -format</text:p>
      <text:p text:style-name="P529">Starting Hadoop</text:p>
      <text:p text:style-name="P530"><text:span text:style-name="T531">Now it's time to start the newly ins</text:span><text:span text:style-name="T532">talled single node cluster.</text:span><text:span text:style-name="T533"><text:line-break/></text:span><text:span text:style-name="T534">We can use<text:s/></text:span><text:span text:style-name="T535">start-all.sh</text:span></text:p>
      <text:p text:style-name="P536">k@laptop:~$ cd /usr/local/hadoop/sbin</text:p>
      <text:p text:style-name="P537">k@laptop:/usr/local/hadoop/sbin$ sudo su hduser</text:p>
      <text:p text:style-name="P538">hduser@laptop:~$ start-all.sh</text:p>
      <text:p text:style-name="P539"><text:span text:style-name="T540">We can check if it's really up and running by<text:s/></text:span><text:span text:style-name="T541">jps<text:s/></text:span><text:span text:style-name="T542">command .</text:span></text:p>
      <text:p text:style-name="P543">hduser@laptop:/usr/local/hadoop/sbin$ jps</text:p>
      <text:p text:style-name="P544">9026 NodeManager</text:p>
      <text:p text:style-name="P545">7348 NameNode</text:p>
      <text:p text:style-name="P546">9766 Jps</text:p>
      <text:p text:style-name="P547">8887 ResourceManager</text:p>
      <text:soft-page-break/>
      <text:p text:style-name="P548">7507 DataNode</text:p>
      <text:p text:style-name="P549">hadoop installation part is done. Now we need to install pig , hive and mysql database to the hadoop environment</text:p>
      <text:p text:style-name="P550">Pig installation:</text:p>
      <text:p text:style-name="P551"><text:span text:style-name="T552">Downloa</text:span><text:span text:style-name="T553">d the last Pig release<text:s/></text:span><text:a xlink:href="http://pig.apache.org/releases.html" office:target-frame-name="_top" xlink:show="replace"><text:span text:style-name="T554">http://pig.apache.org/releases.html</text:span></text:a><text:span text:style-name="T555">Exact mirror for me was </text:span><text:a xlink:href="http://apache-mirror.rbc.ru/pub/apache/pig/pig-0.13.0/pig-0.13.0.tar.gz" office:target-frame-name="_top" xlink:show="replace"><text:span text:style-name="T556">http://apache-mirror.rbc.ru/pub/apache/pig/pig-0.13.0/pig-0.13.0.tar.gz</text:span></text:a></text:p>
      <text:p text:style-name="P557"><text:span text:style-name="T558">Enter into the directory where the stable version is downloaded. By default it downloads in “Downloads” director</text:span><text:span text:style-name="T559">y.</text:span></text:p>
      <text:p text:style-name="PreformattedText"><text:span text:style-name="T560">$ cd Downloads/</text:span></text:p>
      <text:p text:style-name="P561"><text:span text:style-name="T562">Unzip the tar file.</text:span></text:p>
      <text:p text:style-name="PreformattedText"><text:span text:style-name="T563">$ tar -xvf pig-0.15.0.tar.gz</text:span></text:p>
      <text:p text:style-name="P564"/>
      <text:p text:style-name="P565"><text:span text:style-name="T566">Cre</text:span><text:span text:style-name="T567">ate directory using mkdir command</text:span></text:p>
      <text:p text:style-name="PreformattedText"><text:span text:style-name="T568">$ sudo mkdir /usr/lib/pig</text:span></text:p>
      <text:p text:style-name="P569"/>
      <text:p text:style-name="P570"><text:span text:style-name="T571">move pig-0.11.1 to pig using mv command</text:span></text:p>
      <text:p text:style-name="PreformattedText"><text:span text:style-name="T572">$ mv pig-0.15.0 /usr/lib/pig/</text:span></text:p>
      <text:list text:style-name="LFO2" text:continue-numbering="true">
        <text:list-item>
          <text:p text:style-name="P573"/>
        </text:list-item>
      </text:list>
      <text:p text:style-name="P574">Set the PIG_HOME path in bashrc file</text:p>
      <text:p text:style-name="PreformattedText"><text:span text:style-name="T575">$ vi</text:span><text:span text:style-name="T576"><text:s/>~/.bashrc</text:span></text:p>
      <text:p text:style-name="P577"/>
      <text:p text:style-name="P578"><text:span text:style-name="T579">In bashrc file append the below 2 statements</text:span></text:p>
      <text:p text:style-name="PreformattedText"><text:span text:style-name="T580">export PIG_HOME=/usr/lib/pig/pig-0.15.0</text:span></text:p>
      <text:p text:style-name="PreformattedText"><text:span text:style-name="T581">export PATH=$PATH:$PIG_HOME/bin</text:span></text:p>
      <text:p text:style-name="Textbody">Now Pig installation part is done.</text:p>
      <text:p text:style-name="P582"/>
      <text:h text:style-name="P583" text:outline-level="2"><text:span text:style-name="T584">Hive Installation</text:span></text:h>
      <text:h text:style-name="P585" text:outline-level="2"><text:span text:style-name="T586">Installing HIVE:</text:span></text:h>
      <text:h text:style-name="P587" text:outline-level="2"><text:span text:style-name="T588">Browse to the link: </text:span><text:a xlink:href="http://apache.claz.org/hive/stable/" office:target-frame-name="_top" xlink:show="replace"><text:span text:style-name="T589">http://apache.claz.org/hive/stable/</text:span></text:a></text:h>
      <text:h text:style-name="P590" text:outline-level="2"><text:span text:style-name="T591">Click the apache-hive-1.2.1-bin.tar.gz download it</text:span></text:h>
      <text:h text:style-name="P592" text:outline-level="2"><text:span text:style-name="T593">$ <text:s/>cd <text:s/>/usr/lib/</text:span></text:h>
      <text:h text:style-name="P594" text:outline-level="2"><text:span text:style-name="T595">$ <text:s/>sudo mkdir hive</text:span></text:h>
      <text:h text:style-name="P596" text:outline-level="2"><text:span text:style-name="T597">$ <text:s/>cd Downloads</text:span></text:h>
      <text:h text:style-name="P598" text:outline-level="2"><text:span text:style-name="T599">$ <text:s/>sudo mv apache-hive-1.2.1-bin /usr/lib/hive</text:span></text:h>
      <text:p text:style-name="P600">$ vi ~/.bashrc</text:p>
      <text:p text:style-name="P601"><text:s/>now Copy and paste the following<text:s/>lines at end of the <text:s/>bashrc file</text:p>
      <text:p text:style-name="P602"># Set HIVE_HOME</text:p>
      <text:p text:style-name="P603">export HIVE_HOME="/usr/lib/hive/apache-hive-0.13.0-bin"</text:p>
      <text:p text:style-name="P604">PATH=$PATH:$HIVE_HOME/bin</text:p>
      <text:p text:style-name="P605">export PATH</text:p>
      <text:soft-page-break/>
      <text:h text:style-name="P606" text:outline-level="3">Setting HADOOP_PATH in HIVE config.sh</text:h>
      <text:p text:style-name="P607">$ cd <text:s/>/usr/lib/hive/apache-hive-1.2.1-bin/bin</text:p>
      <text:p text:style-name="P608">$ vi hive-config.sh</text:p>
      <text:p text:style-name="P609">now write<text:s/>the path where hadoop file is there</text:p>
      <text:p text:style-name="P610">export HADOOP_HOME=/usr/local/hadoop <text:s/></text:p>
      <text:h text:style-name="P611" text:outline-level="3">Create Hive directories within HDFS</text:h>
      <text:p text:style-name="P612">$ <text:s text:c="2"/>hadoop fs -mkdir /usr/hive/warehouse</text:p>
      <text:h text:style-name="P613" text:outline-level="3">Setting READ/WRITE permission for table</text:h>
      <text:p text:style-name="P614">$ <text:s/>hadoop fs -chmod g+w /usr/hive/warehouse</text:p>
      <text:p text:style-name="P615"/>
      <text:h text:style-name="P616" text:outline-level="2">Configuring the Hive Metastore Database<text:s/>(http://www.cloudera.com/documentation/enterprise/5-2-x/topics/cdh_ig_hive_metastore_configure.html)</text:h>
      <text:list text:style-name="LFO1" text:continue-numbering="true">
        <text:list-item>
          <text:list>
            <text:list-item>
              <text:p text:style-name="P617"><text:span text:style-name="T618">Install and start MySQL if you have not already done so</text:span></text:p>
            </text:list-item>
          </text:list>
        </text:list-item>
      </text:list>
      <text:p text:style-name="P619"><text:span text:style-name="T620">To install MySQL on a Debian/Ubuntu system:</text:span></text:p>
      <text:p text:style-name="P621">$ sudo apt-get install mysql-server</text:p>
      <text:p text:style-name="P622">2.<text:s/><text:span text:style-name="T623">After using the command to install MySQL, you may need to respond to prompts to confirm that you do want to complete the installation. After installation completes, start the</text:span><text:span text:style-name="T624"> </text:span><text:span text:style-name="T625">mysql</text:span><text:span text:style-name="T626"> </text:span><text:span text:style-name="T627">daemon.</text:span></text:p>
      <text:p text:style-name="P628"><text:span text:style-name="T629">On SLES and Debian/Ubuntu systems</text:span></text:p>
      <text:p text:style-name="P630">$ sudo service mysql start</text:p>
      <text:list text:style-name="LFO1" text:continue-numbering="true">
        <text:list-item>
          <text:p text:style-name="P631"><text:span text:style-name="T632">Configure the MySQL service and connector</text:span></text:p>
        </text:list-item>
      </text:list>
      <text:p text:style-name="P633"><text:span text:style-name="T634">To install the MySQL connector on a Debian/Ubuntu system:</text:span></text:p>
      <text:p text:style-name="P635">$ sudo apt-get install libmysql-java</text:p>
      <text:p text:style-name="P636">$ cp /usr/share/java/mysql.jar /usr/local/hive/lib</text:p>
      <text:p text:style-name="P637">$ cp /usr/share/java/mysql-connector-java-5.1.28.jar /usr/local/hive/lib</text:p>
      <text:list text:style-name="LFO1" text:continue-numbering="true">
        <text:list-item>
          <text:p text:style-name="P638"><text:span text:style-name="T639">Create the database and user</text:span></text:p>
        </text:list-item>
      </text:list>
      <text:p text:style-name="P640">$ mysql -u root -p</text:p>
      <text:p text:style-name="P641">Enter password:</text:p>
      <text:p text:style-name="P642">mysql&gt; CREATE DATABASE metastore;</text:p>
      <text:p text:style-name="P643">mysql&gt; USE metastore;</text:p>
      <text:p text:style-name="P644">mysql&gt; SOURCE /usr/lib/hive/scripts/metastore/upgrade/mysql/hive-schema-1.2.0.mysql.sql;</text:p>
      <text:p text:style-name="P645">mysql&gt; CREATE USER 'hive'@'localhost' IDENTIFIED BY 'root';</text:p>
      <text:p text:style-name="P646">...</text:p>
      <text:p text:style-name="P647">mysql&gt; REVOKE ALL PRIVILEGES, GRANT OPTION FROM 'hive'@'localhost';</text:p>
      <text:p text:style-name="P648">mysql&gt; GRANT ALL PRIVILEGES ON metastore.* TO 'hive'@'localhost';</text:p>
      <text:p text:style-name="P649">mysql&gt; FLUSH PRIVILEGES;</text:p>
      <text:soft-page-break/>
      <text:p text:style-name="P650">mysql&gt; quit;</text:p>
      <text:list text:style-name="LFO1" text:continue-numbering="true">
        <text:list-item>
          <text:p text:style-name="P651"><text:span text:style-name="T652">Configure the metastore service to communicate with the MySQL database</text:span></text:p>
        </text:list-item>
      </text:list>
      <text:h text:style-name="P653" text:outline-level="2"><text:span text:style-name="T654">$ <text:s/>cd <text:s/></text:span><text:span text:style-name="T655">/usr/local/hive/conf</text:span></text:h>
      <text:p text:style-name="P656">$ <text:s/>touch <text:s/>hive-site.xml</text:p>
      <text:p text:style-name="P657">$ vi hive-site.xml</text:p>
      <text:p text:style-name="P658">&lt;configuration&gt;</text:p>
      <text:p text:style-name="P659">&lt;property&gt;</text:p>
      <text:p text:style-name="P660"><text:s text:c="2"/>&lt;name&gt;javax.jdo.option.ConnectionURL&lt;/name&gt;</text:p>
      <text:p text:style-name="P661"><text:s text:c="2"/>&lt;value&gt;jdbc:mysql://localhost/metastore&lt;/value&gt;</text:p>
      <text:p text:style-name="P662"><text:s text:c="2"/>&lt;description&gt;the URL of the MySQL database&lt;/description&gt;</text:p>
      <text:p text:style-name="P663">&lt;/property&gt;</text:p>
      <text:p text:style-name="P664"/>
      <text:p text:style-name="P665">&lt;property&gt;</text:p>
      <text:p text:style-name="P666"><text:s text:c="2"/>&lt;name&gt;javax.jdo.option.ConnectionDriverName&lt;/name&gt;</text:p>
      <text:p text:style-name="P667"><text:s text:c="2"/>&lt;value&gt;com.mysql.jdbc.Driver&lt;/value&gt;</text:p>
      <text:p text:style-name="P668">&lt;/property&gt;</text:p>
      <text:p text:style-name="P669"/>
      <text:p text:style-name="P670">&lt;property&gt;</text:p>
      <text:p text:style-name="P671"><text:s text:c="2"/>&lt;name&gt;javax.jdo.option.ConnectionUserName&lt;/name&gt;</text:p>
      <text:p text:style-name="P672"><text:s text:c="2"/>&lt;value&gt;hive&lt;/value&gt;</text:p>
      <text:p text:style-name="P673">&lt;/property&gt;</text:p>
      <text:p text:style-name="P674"/>
      <text:p text:style-name="P675">&lt;property&gt;</text:p>
      <text:p text:style-name="P676"><text:s text:c="2"/>&lt;name&gt;javax.jdo.option.ConnectionPassword&lt;/name&gt;</text:p>
      <text:p text:style-name="P677"><text:s text:c="2"/>&lt;value&gt;root&lt;/value&gt;</text:p>
      <text:p text:style-name="P678">&lt;/property&gt;</text:p>
      <text:p text:style-name="P679"/>
      <text:p text:style-name="P680">&lt;property&gt;</text:p>
      <text:p text:style-name="P681"><text:s text:c="2"/>&lt;name&gt;datanucleus.autoCreateSchema&lt;/name&gt;</text:p>
      <text:p text:style-name="P682"><text:s text:c="2"/>&lt;value&gt;false&lt;/value&gt;</text:p>
      <text:p text:style-name="P683">&lt;/property&gt;</text:p>
      <text:p text:style-name="P684"/>
      <text:p text:style-name="P685">&lt;property&gt;</text:p>
      <text:p text:style-name="P686"><text:s text:c="2"/>&lt;name&gt;datanucleus.fixedDatastore&lt;/name&gt;</text:p>
      <text:p text:style-name="P687"><text:s text:c="2"/>&lt;value&gt;true&lt;/value&gt;</text:p>
      <text:p text:style-name="P688">&lt;/property&gt;</text:p>
      <text:p text:style-name="P689"/>
      <text:p text:style-name="P690">&lt;property&gt;</text:p>
      <text:p text:style-name="P691"><text:s text:c="2"/>&lt;name&gt;datanucleus.autoStartMechanism&lt;/name&gt;<text:s/></text:p>
      <text:p text:style-name="P692"><text:s text:c="2"/>&lt;value&gt;SchemaTable&lt;/value&gt;</text:p>
      <text:p text:style-name="P693">&lt;/property&gt;<text:s/></text:p>
      <text:p text:style-name="P694"/>
      <text:p text:style-name="P695">&lt;property&gt;</text:p>
      <text:p text:style-name="P696"><text:s text:c="2"/>&lt;name&gt;hive.metastore.uris&lt;/name&gt;</text:p>
      <text:soft-page-break/>
      <text:p text:style-name="P697"><text:s text:c="2"/>&lt;value&gt;thrift://localhost:9083&lt;/value&gt;</text:p>
      <text:p text:style-name="P698"><text:s text:c="2"/>&lt;description&gt;IP address (or fully-qualified domain name) and port of the metastore host&lt;/description&gt;</text:p>
      <text:p text:style-name="P699">&lt;/property&gt;</text:p>
      <text:p text:style-name="P700">&lt;/configuration&gt;</text:p>
      <text:p text:style-name="P701"/>
      <text:p text:style-name="P702">&lt;property&gt;</text:p>
      <text:p text:style-name="P703">&lt;name&gt;hive.metastore.schema.verification&lt;/name&gt;</text:p>
      <text:p text:style-name="P704">&lt;value&gt;true&lt;/value&gt;</text:p>
      <text:p text:style-name="P705">&lt;/property&gt;</text:p>
      <text:p text:style-name="P706"/>
      <text:p text:style-name="P707">Start all services:</text:p>
      <text:list text:style-name="LFO1" text:continue-numbering="true">
        <text:list-item>
          <text:list>
            <text:list-item>
              <text:p text:style-name="P708">$ cd /usr/local/hadoop/sbin</text:p>
            </text:list-item>
            <text:list-item>
              <text:p text:style-name="P709">$ start-all.sh</text:p>
            </text:list-item>
            <text:list-item>
              <text:p text:style-name="P710">mr-jobhistory-daemon.sh start historyserver</text:p>
            </text:list-item>
            <text:list-item>
              <text:p text:style-name="P711"><text:span text:style-name="T712">hive --service metastore</text:span></text:p>
            </text:list-item>
          </text:list>
        </text:list-item>
      </text:list>
      <text:p text:style-name="P713"/>
      <text:p text:style-name="P714"/>
      <text:p text:style-name="P715"/>
      <text:p text:style-name="P716"/>
      <text:p text:style-name="P717"/>
      <text:p text:style-name="P718"/>
      <text:p text:style-name="P719"><text:line-break/></text:p>
      <text:p text:style-name="P720"/>
      <text:p text:style-name="Textbody"><text:line-break/></text:p>
      <text:p text:style-name="Textbody"><text:line-break/></text:p>
      <text:p text:style-name="P721"/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ource Sans Pro" svg:font-family="Source Sans Pro" style:font-family-generic="system"/>
    <style:font-face style:name="Ubuntu" svg:font-family="Ubuntu" style:font-family-generic="system"/>
    <style:font-face style:name="Open Sans" svg:font-family="Open Sans" style:font-family-generic="system"/>
    <style:font-face style:name="Arial, Helvetica, Arial, sans-s" svg:font-family="Arial, Helvetica, Arial, sans-s" style:font-family-generic="system"/>
    <style:font-face style:name="Arial, Tahoma, Verdana" svg:font-family="Arial, Tahoma, Verdana" style:font-family-generic="system"/>
    <style:font-face style:name="Roboto Slab" svg:font-family="Roboto Slab" style:font-family-generic="system"/>
    <style:font-face style:name="Lato, proxima-nova, 'Helvetica " svg:font-family="Lato, proxima-nova, 'Helvetica " style:font-family-generic="system"/>
    <style:font-face style:name="Consolas, 'Andale Mono WT', 'An" svg:font-family="Consolas, 'Andale Mono WT', 'An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apple-converted-space" style:display-name="apple-converted-space" style:family="text" style:parent-style-name="DefaultParagraphFont"/>
    <style:style style:name="HTMLSample" style:display-name="HTML Sample" style:family="text" style:parent-style-name="DefaultParagraphFont">
      <style:text-properties style:font-name="Courier New" style:font-name-asian="Times New Roman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4909in" text:min-label-width="0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imanshu Kumar</meta:initial-creator>
    <dc:creator>Himanshu Kumar</dc:creator>
    <meta:creation-date>2016-04-20T18:51:00Z</meta:creation-date>
    <dc:date>2016-04-21T06:48:00Z</dc:date>
    <meta:template xlink:href="Normal" xlink:type="simple"/>
    <meta:editing-cycles>2</meta:editing-cycles>
    <meta:editing-duration>PT5460S</meta:editing-duration>
    <meta:document-statistic meta:page-count="14" meta:paragraph-count="34" meta:word-count="2588" meta:character-count="17306" meta:row-count="122" meta:non-whitespace-character-count="14752"/>
  </office:meta>
</office:document-meta>
</file>